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6.02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21.1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12.03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15.45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21.8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3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6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5"/>
        <table:table-column table:style-name="co11" table:default-cell-style-name="ce17"/>
        <table:table-column table:style-name="co12" table:default-cell-style-name="ce3"/>
        <table:table-column table:style-name="co13" table:default-cell-style-name="ce3"/>
        <table:table-column table:style-name="co14" table:default-cell-style-name="ce21"/>
        <table:table-column table:style-name="co15" table:default-cell-style-name="ce22"/>
        <table:table-column table:style-name="co16" table:number-columns-repeated="3" table:default-cell-style-name="ce3"/>
        <table:table-column table:style-name="co17" table:default-cell-style-name="ce24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8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6" office:value-type="string" calcext:value-type="string">
            <text:p>Prix unitaire / unité de compte Lt</text:p>
          </table:table-cell>
          <table:table-cell table:style-name="ce18" office:value-type="string" calcext:value-type="string">
            <text:p>Prix unitaire / unité de compte Sous</text:p>
          </table:table-cell>
          <table:table-cell table:style-name="ce18" office:value-type="string" calcext:value-type="string">
            <text:p>Prix unitaire / unité de compte Deniers</text:p>
          </table:table-cell>
          <table:table-cell table:style-name="ce19" office:value-type="string" calcext:value-type="string">
            <text:p>Prix unitaire en décimale de Lt</text:p>
          </table:table-cell>
          <table:table-cell table:style-name="ce18" office:value-type="string" calcext:value-type="string">
            <text:p>Valeur en livres tournois</text:p>
          </table:table-cell>
          <table:table-cell table:style-name="ce18" office:value-type="string" calcext:value-type="string">
            <text:p>valeur en sous</text:p>
          </table:table-cell>
          <table:table-cell table:style-name="ce18" office:value-type="string" calcext:value-type="string">
            <text:p>valeur en denier</text:p>
          </table:table-cell>
          <table:table-cell table:style-name="ce18" office:value-type="string" calcext:value-type="string">
            <text:p>Valeur en décimale de livre tournois</text:p>
          </table:table-cell>
          <table:table-cell table:style-name="ce23" office:value-type="string" calcext:value-type="string">
            <text:p>Valeur calculée</text:p>
          </table:table-cell>
          <table:table-cell table:style-name="ce25" office:value-type="string" calcext:value-type="string">
            <text:p>Différence</text:p>
          </table:table-cell>
          <table:table-cell table:style-name="ce26" office:value-type="string" calcext:value-type="string">
            <text:p>Remarques</text:p>
          </table:table-cell>
          <table:table-cell table:style-name="ce27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18800" calcext:value-type="float">
            <text:p>118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2]+([.M2]/20)+([.N2]/240)" office:value-type="float" office:value="0.25" calcext:value-type="float">
            <text:p>0,25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29700" calcext:value-type="float">
            <text:p>29 700,0000</text:p>
          </table:table-cell>
          <table:table-cell table:formula="of:=[.S2]-[.T2]" office:value-type="float" office:value="-29700" calcext:value-type="float">
            <text:p>-2970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3]+([.M3]/20)+([.N3]/240)" office:value-type="float" office:value="0.3" calcext:value-type="float">
            <text:p>0,3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900" calcext:value-type="float">
            <text:p>900,0000</text:p>
          </table:table-cell>
          <table:table-cell table:formula="of:=[.S3]-[.T3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non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0" table:formula="of:=[.L4]+([.M4]/20)+([.N4]/240)" office:value-type="float" office:value="300" calcext:value-type="float">
            <text:p>300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800" calcext:value-type="float">
            <text:p>1 800,0000</text:p>
          </table:table-cell>
          <table:table-cell table:formula="of:=[.S4]-[.T4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08" calcext:value-type="float">
            <text:p>808,00</text:p>
          </table:table-cell>
          <table:table-cell office:value-type="string" calcext:value-type="string">
            <text:p>jatt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5]+([.M5]/20)+([.N5]/240)" office:value-type="float" office:value="10" calcext:value-type="float">
            <text:p>1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8080" calcext:value-type="float">
            <text:p>8 080,0000</text:p>
          </table:table-cell>
          <table:table-cell table:formula="of:=[.S5]-[.T5]" office:value-type="float" office:value="-8080" calcext:value-type="float">
            <text:p>-808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6]+([.M6]/20)+([.N6]/240)" office:value-type="float" office:value="40" calcext:value-type="float">
            <text:p>40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200" calcext:value-type="float">
            <text:p>200,0000</text:p>
          </table:table-cell>
          <table:table-cell table:formula="of:=[.S6]-[.T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852" calcext:value-type="float">
            <text:p>2 852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7]+([.M7]/20)+([.N7]/240)" office:value-type="float" office:value="10" calcext:value-type="float">
            <text:p>10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28520" calcext:value-type="float">
            <text:p>28 520,0000</text:p>
          </table:table-cell>
          <table:table-cell table:formula="of:=[.S7]-[.T7]" office:value-type="float" office:value="-28520" calcext:value-type="float">
            <text:p>-2852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tain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400" calcext:value-type="float">
            <text:p>20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8]+([.M8]/20)+([.N8]/240)" office:value-type="float" office:value="0.75" calcext:value-type="float">
            <text:p>0,75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5300" calcext:value-type="float">
            <text:p>15 300,0000</text:p>
          </table:table-cell>
          <table:table-cell table:formula="of:=[.S8]-[.T8]" office:value-type="float" office:value="-15300" calcext:value-type="float">
            <text:p>-1530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ocq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950" calcext:value-type="float">
            <text:p>3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9]+([.M9]/20)+([.N9]/240)" office:value-type="float" office:value="0.25" calcext:value-type="float">
            <text:p>0,25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987.5" calcext:value-type="float">
            <text:p>987,5000</text:p>
          </table:table-cell>
          <table:table-cell table:formula="of:=[.S9]-[.T9]" office:value-type="float" office:value="-987.5" calcext:value-type="float">
            <text:p>-987,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3115" calcext:value-type="float">
            <text:p>33 1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0]+([.M10]/20)+([.N10]/240)" office:value-type="float" office:value="0.25" calcext:value-type="float">
            <text:p>0,25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8278.75" calcext:value-type="float">
            <text:p>8 278,7500</text:p>
          </table:table-cell>
          <table:table-cell table:formula="of:=[.S10]-[.T10]" office:value-type="float" office:value="-8278.75" calcext:value-type="float">
            <text:p>-8278,7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11]+([.M11]/20)+([.N11]/240)" office:value-type="float" office:value="40" calcext:value-type="float">
            <text:p>40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24000" calcext:value-type="float">
            <text:p>24 000,0000</text:p>
          </table:table-cell>
          <table:table-cell table:formula="of:=[.S11]-[.T11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2]+([.M12]/20)+([.N12]/240)" office:value-type="float" office:value="20" calcext:value-type="float">
            <text:p>2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0" calcext:value-type="float">
            <text:p>20,0000</text:p>
          </table:table-cell>
          <table:table-cell table:formula="of:=[.S12]-[.T12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79" calcext:value-type="float">
            <text:p>879,00</text:p>
          </table:table-cell>
          <table:table-cell office:value-type="string" calcext:value-type="string">
            <text:p>boucaud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0" table:formula="of:=[.L13]+([.M13]/20)+([.N13]/240)" office:value-type="float" office:value="120" calcext:value-type="float">
            <text:p>120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05480" calcext:value-type="float">
            <text:p>105 480,0000</text:p>
          </table:table-cell>
          <table:table-cell table:formula="of:=[.S13]-[.T13]" office:value-type="float" office:value="-105480" calcext:value-type="float">
            <text:p>-10548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19920" calcext:value-type="float">
            <text:p>219 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4]+([.M14]/20)+([.N14]/240)" office:value-type="float" office:value="0.25" calcext:value-type="float">
            <text:p>0,25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54980" calcext:value-type="float">
            <text:p>54 980,0000</text:p>
          </table:table-cell>
          <table:table-cell table:formula="of:=[.S14]-[.T14]" office:value-type="float" office:value="-54980" calcext:value-type="float">
            <text:p>-5498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6000" calcext:value-type="float">
            <text:p>2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5]+([.M15]/20)+([.N15]/240)" office:value-type="float" office:value="0.25" calcext:value-type="float">
            <text:p>0,25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6500" calcext:value-type="float">
            <text:p>6 500,0000</text:p>
          </table:table-cell>
          <table:table-cell table:formula="of:=[.S15]-[.T15]" office:value-type="float" office:value="-6500" calcext:value-type="float">
            <text:p>-650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 office:value-type="float" office:value="0.22" calcext:value-type="float">
            <text:p>0,220</text:p>
          </table:table-cell>
          <table:table-cell table:number-columns-repeated="2"/>
          <table:table-cell table:style-name="ce20" table:formula="of:=[.L16]+([.M16]/20)+([.N16]/240)" office:value-type="float" office:value="0.22" calcext:value-type="float">
            <text:p>0,22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440" calcext:value-type="float">
            <text:p>440,0000</text:p>
          </table:table-cell>
          <table:table-cell table:formula="of:=[.S16]-[.T16]" office:value-type="float" office:value="-440" calcext:value-type="float">
            <text:p>-440</text:p>
          </table:table-cell>
          <table:table-cell office:value-type="string" calcext:value-type="string">
            <text:p>à 22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17]+([.M17]/20)+([.N17]/240)" office:value-type="float" office:value="10" calcext:value-type="float">
            <text:p>10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2500" calcext:value-type="float">
            <text:p>2 500,0000</text:p>
          </table:table-cell>
          <table:table-cell table:formula="of:=[.S17]-[.T17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8]+([.M18]/20)+([.N18]/240)" office:value-type="float" office:value="2" calcext:value-type="float">
            <text:p>2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96" calcext:value-type="float">
            <text:p>96,0000</text:p>
          </table:table-cell>
          <table:table-cell table:formula="of:=[.S18]-[.T18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19]+([.M19]/20)+([.N19]/240)" office:value-type="float" office:value="25" calcext:value-type="float">
            <text:p>25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00" calcext:value-type="float">
            <text:p>100,0000</text:p>
          </table:table-cell>
          <table:table-cell table:formula="of:=[.S19]-[.T19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70" calcext:value-type="float">
            <text:p>87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20]+([.M20]/20)+([.N20]/240)" office:value-type="float" office:value="0.25" calcext:value-type="float">
            <text:p>0,25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217.5" calcext:value-type="float">
            <text:p>217,5000</text:p>
          </table:table-cell>
          <table:table-cell table:formula="of:=[.S20]-[.T20]" office:value-type="float" office:value="-217.5" calcext:value-type="float">
            <text:p>-217,5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4512" calcext:value-type="float">
            <text:p>24 5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1]+([.M21]/20)+([.N21]/240)" office:value-type="float" office:value="1" calcext:value-type="float">
            <text:p>1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4512" calcext:value-type="float">
            <text:p>24 512,0000</text:p>
          </table:table-cell>
          <table:table-cell table:formula="of:=[.S21]-[.T21]" office:value-type="float" office:value="-24512" calcext:value-type="float">
            <text:p>-24512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2]+([.M22]/20)+([.N22]/240)" office:value-type="float" office:value="3" calcext:value-type="float">
            <text:p>3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144" calcext:value-type="float">
            <text:p>144,0000</text:p>
          </table:table-cell>
          <table:table-cell table:formula="of:=[.S22]-[.T22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gues de moruë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943" calcext:value-type="float">
            <text:p>3 943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3]+([.M23]/20)+([.N23]/240)" office:value-type="float" office:value="10" calcext:value-type="float">
            <text:p>10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39430" calcext:value-type="float">
            <text:p>39 430,0000</text:p>
          </table:table-cell>
          <table:table-cell table:formula="of:=[.S23]-[.T23]" office:value-type="float" office:value="-39430" calcext:value-type="float">
            <text:p>-3943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tockfis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37" calcext:value-type="float">
            <text:p>1 237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24]+([.M24]/20)+([.N24]/240)" office:value-type="float" office:value="30" calcext:value-type="float">
            <text:p>30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37110" calcext:value-type="float">
            <text:p>37 110,0000</text:p>
          </table:table-cell>
          <table:table-cell table:formula="of:=[.S24]-[.T24]" office:value-type="float" office:value="-37110" calcext:value-type="float">
            <text:p>-3711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963" calcext:value-type="float">
            <text:p>4 9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25]+([.M25]/20)+([.N25]/240)" office:value-type="float" office:value="0.25" calcext:value-type="float">
            <text:p>0,25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240.75" calcext:value-type="float">
            <text:p>1 240,7500</text:p>
          </table:table-cell>
          <table:table-cell table:formula="of:=[.S25]-[.T25]" office:value-type="float" office:value="-1240.75" calcext:value-type="float">
            <text:p>-1240,75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484" calcext:value-type="float">
            <text:p>4 4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26]+([.M26]/20)+([.N26]/240)" office:value-type="float" office:value="0.2" calcext:value-type="float">
            <text:p>0,2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896.8" calcext:value-type="float">
            <text:p>896,8000</text:p>
          </table:table-cell>
          <table:table-cell table:formula="of:=[.S26]-[.T26]" office:value-type="float" office:value="-896.8" calcext:value-type="float">
            <text:p>-896,8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0" table:formula="of:=[.L27]+([.M27]/20)+([.N27]/240)" office:value-type="float" office:value="45" calcext:value-type="float">
            <text:p>45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90" calcext:value-type="float">
            <text:p>90,0000</text:p>
          </table:table-cell>
          <table:table-cell table:formula="of:=[.S27]-[.T27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8]+([.M28]/20)+([.N28]/240)" office:value-type="float" office:value="3" calcext:value-type="float">
            <text:p>3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88" calcext:value-type="float">
            <text:p>288,0000</text:p>
          </table:table-cell>
          <table:table-cell table:formula="of:=[.S28]-[.T28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17" calcext:value-type="float">
            <text:p>4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9]+([.M29]/20)+([.N29]/240)" office:value-type="float" office:value="0.75" calcext:value-type="float">
            <text:p>0,7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312.75" calcext:value-type="float">
            <text:p>312,7500</text:p>
          </table:table-cell>
          <table:table-cell table:formula="of:=[.S29]-[.T29]" office:value-type="float" office:value="-312.75" calcext:value-type="float">
            <text:p>-312,75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à tein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80" calcext:value-type="float">
            <text:p>1 08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30]+([.M30]/20)+([.N30]/240)" office:value-type="float" office:value="0.25" calcext:value-type="float">
            <text:p>0,25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270" calcext:value-type="float">
            <text:p>270,0000</text:p>
          </table:table-cell>
          <table:table-cell table:formula="of:=[.S30]-[.T30]" office:value-type="float" office:value="-270" calcext:value-type="float">
            <text:p>-270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81" calcext:value-type="float">
            <text:p>1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31]+([.M31]/20)+([.N31]/240)" office:value-type="float" office:value="1" calcext:value-type="float">
            <text:p>1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81" calcext:value-type="float">
            <text:p>181,0000</text:p>
          </table:table-cell>
          <table:table-cell table:formula="of:=[.S31]-[.T31]" office:value-type="float" office:value="-181" calcext:value-type="float">
            <text:p>-181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32]+([.M32]/20)+([.N32]/240)" office:value-type="float" office:value="1" calcext:value-type="float">
            <text:p>1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6" calcext:value-type="float">
            <text:p>6,0000</text:p>
          </table:table-cell>
          <table:table-cell table:formula="of:=[.S32]-[.T32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bill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33]+([.M33]/20)+([.N33]/240)" office:value-type="float" office:value="0.25" calcext:value-type="float">
            <text:p>0,2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20" calcext:value-type="float">
            <text:p>20,0000</text:p>
          </table:table-cell>
          <table:table-cell table:formula="of:=[.S33]-[.T33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p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34]+([.M34]/20)+([.N34]/240)" office:value-type="float" office:value="90" calcext:value-type="float">
            <text:p>9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90" calcext:value-type="float">
            <text:p>90,0000</text:p>
          </table:table-cell>
          <table:table-cell table:formula="of:=[.S34]-[.T34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1000" calcext:value-type="float">
            <text:p>11 00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.L35]+([.M35]/20)+([.N35]/240)" office:value-type="float" office:value="0.025" calcext:value-type="float">
            <text:p>0,025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75" calcext:value-type="float">
            <text:p>275,0000</text:p>
          </table:table-cell>
          <table:table-cell table:formula="of:=[.S35]-[.T35]" office:value-type="float" office:value="-275" calcext:value-type="float">
            <text:p>-275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36]+([.M36]/20)+([.N36]/240)" office:value-type="float" office:value="0.1" calcext:value-type="float">
            <text:p>0,1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60" calcext:value-type="float">
            <text:p>60,0000</text:p>
          </table:table-cell>
          <table:table-cell table:formula="of:=[.S36]-[.T3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37]+([.M37]/20)+([.N37]/240)" office:value-type="float" office:value="1.25" calcext:value-type="float">
            <text:p>1,25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8.75" calcext:value-type="float">
            <text:p>28,7500</text:p>
          </table:table-cell>
          <table:table-cell table:formula="of:=[.S37]-[.T37]" office:value-type="float" office:value="-28.75" calcext:value-type="float">
            <text:p>-28,75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8]+([.M38]/20)+([.N38]/240)" office:value-type="float" office:value="10" calcext:value-type="float">
            <text:p>1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40" calcext:value-type="float">
            <text:p>40,0000</text:p>
          </table:table-cell>
          <table:table-cell table:formula="of:=[.S38]-[.T38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20" table:formula="of:=[.L39]+([.M39]/20)+([.N39]/240)" office:value-type="float" office:value="0.01" calcext:value-type="float">
            <text:p>0,01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0" calcext:value-type="float">
            <text:p>10,0000</text:p>
          </table:table-cell>
          <table:table-cell table:formula="of:=[.S39]-[.T39]" office:value-type="float" office:value="-10" calcext:value-type="float">
            <text:p>-10</text:p>
          </table:table-cell>
          <table:table-cell office:value-type="string" calcext:value-type="string">
            <text:p>À 1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ivad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table:formula="of:=[.L40]+([.M40]/20)+([.N40]/240)" office:value-type="float" office:value="2.5" calcext:value-type="float">
            <text:p>2,5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50" calcext:value-type="float">
            <text:p>50,0000</text:p>
          </table:table-cell>
          <table:table-cell table:formula="of:=[.S40]-[.T40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41]+([.M41]/20)+([.N41]/240)" office:value-type="float" office:value="0.3" calcext:value-type="float">
            <text:p>0,3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300" calcext:value-type="float">
            <text:p>300,0000</text:p>
          </table:table-cell>
          <table:table-cell table:formula="of:=[.S41]-[.T4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rint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42]+([.M42]/20)+([.N42]/240)" office:value-type="float" office:value="0.15" calcext:value-type="float">
            <text:p>0,15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270" calcext:value-type="float">
            <text:p>270,0000</text:p>
          </table:table-cell>
          <table:table-cell table:formula="of:=[.S42]-[.T42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72" calcext:value-type="float">
            <text:p>1 672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43]+([.M43]/20)+([.N43]/240)" office:value-type="float" office:value="0.1" calcext:value-type="float">
            <text:p>0,1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67.2" calcext:value-type="float">
            <text:p>167,2000</text:p>
          </table:table-cell>
          <table:table-cell table:formula="of:=[.S43]-[.T43]" office:value-type="float" office:value="-167.2" calcext:value-type="float">
            <text:p>-167,2</text:p>
          </table:table-cell>
          <table:table-cell office:value-type="string" calcext:value-type="string">
            <text:p>À 1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44]+([.M44]/20)+([.N44]/240)" office:value-type="float" office:value="1.5" calcext:value-type="float">
            <text:p>1,5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63.5" calcext:value-type="float">
            <text:p>163,5000</text:p>
          </table:table-cell>
          <table:table-cell table:formula="of:=[.S44]-[.T44]" office:value-type="float" office:value="-163.5" calcext:value-type="float">
            <text:p>-163,5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64830" calcext:value-type="float">
            <text:p>2 464 8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45]+([.M45]/20)+([.N45]/240)" office:value-type="float" office:value="0.15" calcext:value-type="float">
            <text:p>0,15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369724.5" calcext:value-type="float">
            <text:p>369 724,5000</text:p>
          </table:table-cell>
          <table:table-cell table:formula="of:=[.S45]-[.T45]" office:value-type="float" office:value="-369724.5" calcext:value-type="float">
            <text:p>-369724,5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960" calcext:value-type="float">
            <text:p>2 96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0" table:formula="of:=[.L46]+([.M46]/20)+([.N46]/240)" office:value-type="float" office:value="0.125" calcext:value-type="float">
            <text:p>0,125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370" calcext:value-type="float">
            <text:p>370,0000</text:p>
          </table:table-cell>
          <table:table-cell table:formula="of:=[.S46]-[.T46]" office:value-type="float" office:value="-370" calcext:value-type="float">
            <text:p>-370</text:p>
          </table:table-cell>
          <table:table-cell office:value-type="string" calcext:value-type="string">
            <text:p>À 12 L 10 S le %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caba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47]+([.M47]/20)+([.N47]/240)" office:value-type="float" office:value="4" calcext:value-type="float">
            <text:p>4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512" calcext:value-type="float">
            <text:p>512,0000</text:p>
          </table:table-cell>
          <table:table-cell table:formula="of:=[.S47]-[.T47]" office:value-type="float" office:value="-512" calcext:value-type="float">
            <text:p>-512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48]+([.M48]/20)+([.N48]/240)" office:value-type="float" office:value="12" calcext:value-type="float">
            <text:p>12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880" calcext:value-type="float">
            <text:p>2 880,0000</text:p>
          </table:table-cell>
          <table:table-cell table:formula="of:=[.S48]-[.T48]" office:value-type="float" office:value="-2880" calcext:value-type="float">
            <text:p>-288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44" calcext:value-type="float">
            <text:p>1 3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49]+([.M49]/20)+([.N49]/240)" office:value-type="float" office:value="0.3" calcext:value-type="float">
            <text:p>0,3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403.2" calcext:value-type="float">
            <text:p>403,2000</text:p>
          </table:table-cell>
          <table:table-cell table:formula="of:=[.S49]-[.T49]" office:value-type="float" office:value="-403.2" calcext:value-type="float">
            <text:p>-403,2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86" calcext:value-type="float">
            <text:p>2 086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50]+([.M50]/20)+([.N50]/240)" office:value-type="float" office:value="0.25" calcext:value-type="float">
            <text:p>0,25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521.5" calcext:value-type="float">
            <text:p>521,5000</text:p>
          </table:table-cell>
          <table:table-cell table:formula="of:=[.S50]-[.T50]" office:value-type="float" office:value="-521.5" calcext:value-type="float">
            <text:p>-521,5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2135" calcext:value-type="float">
            <text:p>32 1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51]+([.M51]/20)+([.N51]/240)" office:value-type="float" office:value="0.6" calcext:value-type="float">
            <text:p>0,6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9281" calcext:value-type="float">
            <text:p>19 281,0000</text:p>
          </table:table-cell>
          <table:table-cell table:formula="of:=[.S51]-[.T51]" office:value-type="float" office:value="-19281" calcext:value-type="float">
            <text:p>-19281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ine non fil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82" calcext:value-type="float">
            <text:p>9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0" table:formula="of:=[.L52]+([.M52]/20)+([.N52]/240)" office:value-type="float" office:value="1.75" calcext:value-type="float">
            <text:p>1,7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718.5" calcext:value-type="float">
            <text:p>1 718,5000</text:p>
          </table:table-cell>
          <table:table-cell table:formula="of:=[.S52]-[.T52]" office:value-type="float" office:value="-1718.5" calcext:value-type="float">
            <text:p>-1718,5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ine en toi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53]+([.M53]/20)+([.N53]/240)" office:value-type="float" office:value="1.25" calcext:value-type="float">
            <text:p>1,25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475" calcext:value-type="float">
            <text:p>475,0000</text:p>
          </table:table-cell>
          <table:table-cell table:formula="of:=[.S53]-[.T53]" office:value-type="float" office:value="-475" calcext:value-type="float">
            <text:p>-475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ine de vig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54]+([.M54]/20)+([.N54]/240)" office:value-type="float" office:value="1.5" calcext:value-type="float">
            <text:p>1,5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36" calcext:value-type="float">
            <text:p>36,0000</text:p>
          </table:table-cell>
          <table:table-cell table:formula="of:=[.S54]-[.T54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in apret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600" calcext:value-type="float">
            <text:p>7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55]+([.M55]/20)+([.N55]/240)" office:value-type="float" office:value="0.6" calcext:value-type="float">
            <text:p>0,6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4560" calcext:value-type="float">
            <text:p>4 560,0000</text:p>
          </table:table-cell>
          <table:table-cell table:formula="of:=[.S55]-[.T55]" office:value-type="float" office:value="-4560" calcext:value-type="float">
            <text:p>-456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400" calcext:value-type="float">
            <text:p>8 40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0" table:formula="of:=[.L56]+([.M56]/20)+([.N56]/240)" office:value-type="float" office:value="0.35" calcext:value-type="float">
            <text:p>0,35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2940" calcext:value-type="float">
            <text:p>2 940,0000</text:p>
          </table:table-cell>
          <table:table-cell table:formula="of:=[.S56]-[.T56]" office:value-type="float" office:value="-2940" calcext:value-type="float">
            <text:p>-294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que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57]+([.M57]/20)+([.N57]/240)" office:value-type="float" office:value="0.25" calcext:value-type="float">
            <text:p>0,25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5" calcext:value-type="float">
            <text:p>5,0000</text:p>
          </table:table-cell>
          <table:table-cell table:formula="of:=[.S57]-[.T57]" office:value-type="float" office:value="-5" calcext:value-type="float">
            <text:p>-5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ine de 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58]+([.M58]/20)+([.N58]/240)" office:value-type="float" office:value="0.25" calcext:value-type="float">
            <text:p>0,25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00" calcext:value-type="float">
            <text:p>200,0000</text:p>
          </table:table-cell>
          <table:table-cell table:formula="of:=[.S58]-[.T58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nois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59]+([.M59]/20)+([.N59]/240)" office:value-type="float" office:value="10" calcext:value-type="float">
            <text:p>1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250" calcext:value-type="float">
            <text:p>250,0000</text:p>
          </table:table-cell>
          <table:table-cell table:formula="of:=[.S59]-[.T59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potich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60]+([.M60]/20)+([.N60]/240)" office:value-type="float" office:value="1.5" calcext:value-type="float">
            <text:p>1,5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23" calcext:value-type="float">
            <text:p>123,0000</text:p>
          </table:table-cell>
          <table:table-cell table:formula="of:=[.S60]-[.T60]" office:value-type="float" office:value="-123" calcext:value-type="float">
            <text:p>-123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183" calcext:value-type="float">
            <text:p>2 1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61]+([.M61]/20)+([.N61]/240)" office:value-type="float" office:value="0.4" calcext:value-type="float">
            <text:p>0,4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873.2" calcext:value-type="float">
            <text:p>873,2000</text:p>
          </table:table-cell>
          <table:table-cell table:formula="of:=[.S61]-[.T61]" office:value-type="float" office:value="-873.2" calcext:value-type="float">
            <text:p>-873,2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11" calcext:value-type="float">
            <text:p>311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62]+([.M62]/20)+([.N62]/240)" office:value-type="float" office:value="12" calcext:value-type="float">
            <text:p>12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3732" calcext:value-type="float">
            <text:p>3 732,0000</text:p>
          </table:table-cell>
          <table:table-cell table:formula="of:=[.S62]-[.T62]" office:value-type="float" office:value="-3732" calcext:value-type="float">
            <text:p>-3732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63]+([.M63]/20)+([.N63]/240)" office:value-type="float" office:value="6" calcext:value-type="float">
            <text:p>6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8" calcext:value-type="float">
            <text:p>18,0000</text:p>
          </table:table-cell>
          <table:table-cell table:formula="of:=[.S63]-[.T63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64]+([.M64]/20)+([.N64]/240)" office:value-type="float" office:value="0.2" calcext:value-type="float">
            <text:p>0,2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00" calcext:value-type="float">
            <text:p>100,0000</text:p>
          </table:table-cell>
          <table:table-cell table:formula="of:=[.S64]-[.T64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'agn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65]+([.M65]/20)+([.N65]/240)" office:value-type="float" office:value="8" calcext:value-type="float">
            <text:p>8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96" calcext:value-type="float">
            <text:p>96,0000</text:p>
          </table:table-cell>
          <table:table-cell table:formula="of:=[.S65]-[.T65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66]+([.M66]/20)+([.N66]/240)" office:value-type="float" office:value="5.2" calcext:value-type="float">
            <text:p>5,2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52000" calcext:value-type="float">
            <text:p>52 000,0000</text:p>
          </table:table-cell>
          <table:table-cell table:formula="of:=[.S66]-[.T66]" office:value-type="float" office:value="-52000" calcext:value-type="float">
            <text:p>-5200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67]+([.M67]/20)+([.N67]/240)" office:value-type="float" office:value="2" calcext:value-type="float">
            <text:p>2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24" calcext:value-type="float">
            <text:p>24,0000</text:p>
          </table:table-cell>
          <table:table-cell table:formula="of:=[.S67]-[.T67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112" calcext:value-type="float">
            <text:p>4 1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68]+([.M68]/20)+([.N68]/240)" office:value-type="float" office:value="1" calcext:value-type="float">
            <text:p>1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4112" calcext:value-type="float">
            <text:p>4 112,0000</text:p>
          </table:table-cell>
          <table:table-cell table:formula="of:=[.S68]-[.T68]" office:value-type="float" office:value="-4112" calcext:value-type="float">
            <text:p>-4112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69]+([.M69]/20)+([.N69]/240)" office:value-type="float" office:value="0.3" calcext:value-type="float">
            <text:p>0,3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900" calcext:value-type="float">
            <text:p>900,0000</text:p>
          </table:table-cell>
          <table:table-cell table:formula="of:=[.S69]-[.T69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quinquin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0" table:formula="of:=[.L70]+([.M70]/20)+([.N70]/240)" office:value-type="float" office:value="7" calcext:value-type="float">
            <text:p>7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350" calcext:value-type="float">
            <text:p>350,0000</text:p>
          </table:table-cell>
          <table:table-cell table:formula="of:=[.S70]-[.T70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otich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71]+([.M71]/20)+([.N71]/240)" office:value-type="float" office:value="3" calcext:value-type="float">
            <text:p>3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8" calcext:value-type="float">
            <text:p>18,0000</text:p>
          </table:table-cell>
          <table:table-cell table:formula="of:=[.S71]-[.T71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110" calcext:value-type="float">
            <text:p>1 11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72]+([.M72]/20)+([.N72]/240)" office:value-type="float" office:value="20" calcext:value-type="float">
            <text:p>20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22200" calcext:value-type="float">
            <text:p>22 200,0000</text:p>
          </table:table-cell>
          <table:table-cell table:formula="of:=[.S72]-[.T72]" office:value-type="float" office:value="-22200" calcext:value-type="float">
            <text:p>-222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68" calcext:value-type="float">
            <text:p>3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73]+([.M73]/20)+([.N73]/240)" office:value-type="float" office:value="0.2" calcext:value-type="float">
            <text:p>0,2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73.6" calcext:value-type="float">
            <text:p>73,6000</text:p>
          </table:table-cell>
          <table:table-cell table:formula="of:=[.S73]-[.T73]" office:value-type="float" office:value="-73.6" calcext:value-type="float">
            <text:p>-73,6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0" table:formula="of:=[.L74]+([.M74]/20)+([.N74]/240)" office:value-type="float" office:value="0.1875" calcext:value-type="float">
            <text:p>0,1875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356.25" calcext:value-type="float">
            <text:p>356,2500</text:p>
          </table:table-cell>
          <table:table-cell table:formula="of:=[.S74]-[.T74]" office:value-type="float" office:value="-356.25" calcext:value-type="float">
            <text:p>-356,2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000" calcext:value-type="float">
            <text:p>24 0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0" table:formula="of:=[.L75]+([.M75]/20)+([.N75]/240)" office:value-type="float" office:value="0.06" calcext:value-type="float">
            <text:p>0,06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440" calcext:value-type="float">
            <text:p>1 440,0000</text:p>
          </table:table-cell>
          <table:table-cell table:formula="of:=[.S75]-[.T75]" office:value-type="float" office:value="-1440" calcext:value-type="float">
            <text:p>-1440</text:p>
          </table:table-cell>
          <table:table-cell office:value-type="string" calcext:value-type="string">
            <text:p>À 6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322" calcext:value-type="float">
            <text:p>3 3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0" table:formula="of:=[.L76]+([.M76]/20)+([.N76]/240)" office:value-type="float" office:value="0.45" calcext:value-type="float">
            <text:p>0,45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494.9" calcext:value-type="float">
            <text:p>1 494,9000</text:p>
          </table:table-cell>
          <table:table-cell table:formula="of:=[.S76]-[.T76]" office:value-type="float" office:value="-1494.9" calcext:value-type="float">
            <text:p>-1494,9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serpill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ll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77]+([.M77]/20)+([.N77]/240)" office:value-type="float" office:value="100" calcext:value-type="float">
            <text:p>10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2300" calcext:value-type="float">
            <text:p>2 300,0000</text:p>
          </table:table-cell>
          <table:table-cell table:formula="of:=[.S77]-[.T77]" office:value-type="float" office:value="-2300" calcext:value-type="float">
            <text:p>-23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78]+([.M78]/20)+([.N78]/240)" office:value-type="float" office:value="90" calcext:value-type="float">
            <text:p>90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90" calcext:value-type="float">
            <text:p>90,0000</text:p>
          </table:table-cell>
          <table:table-cell table:formula="of:=[.S78]-[.T78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tonneaux</text:p>
          </table:table-cell>
          <table:table-cell office:value-type="float" office:value="800" calcext:value-type="float">
            <text:p>800,000</text:p>
          </table:table-cell>
          <table:table-cell table:number-columns-repeated="2"/>
          <table:table-cell table:style-name="ce20" table:formula="of:=[.L79]+([.M79]/20)+([.N79]/240)" office:value-type="float" office:value="800" calcext:value-type="float">
            <text:p>800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6400" calcext:value-type="float">
            <text:p>6 400,0000</text:p>
          </table:table-cell>
          <table:table-cell table:formula="of:=[.S79]-[.T79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80]+([.M80]/20)+([.N80]/240)" office:value-type="float" office:value="200" calcext:value-type="float">
            <text:p>200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9000" calcext:value-type="float">
            <text:p>9 000,0000</text:p>
          </table:table-cell>
          <table:table-cell table:formula="of:=[.S80]-[.T80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81" calcext:value-type="float">
            <text:p>281,00</text:p>
          </table:table-cell>
          <table:table-cell office:value-type="string" calcext:value-type="string">
            <text:p>pip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81]+([.M81]/20)+([.N81]/240)" office:value-type="float" office:value="200" calcext:value-type="float">
            <text:p>20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56200" calcext:value-type="float">
            <text:p>56 200,0000</text:p>
          </table:table-cell>
          <table:table-cell table:formula="of:=[.S81]-[.T81]" office:value-type="float" office:value="-56200" calcext:value-type="float">
            <text:p>-5620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ott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82]+([.M82]/20)+([.N82]/240)" office:value-type="float" office:value="150" calcext:value-type="float">
            <text:p>150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50" calcext:value-type="float">
            <text:p>150,0000</text:p>
          </table:table-cell>
          <table:table-cell table:formula="of:=[.S82]-[.T82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83]+([.M83]/20)+([.N83]/240)" office:value-type="float" office:value="100" calcext:value-type="float">
            <text:p>100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400" calcext:value-type="float">
            <text:p>400,0000</text:p>
          </table:table-cell>
          <table:table-cell table:formula="of:=[.S83]-[.T83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Paiar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0" table:formula="of:=[.L84]+([.M84]/20)+([.N84]/240)" office:value-type="float" office:value="120" calcext:value-type="float">
            <text:p>12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40" calcext:value-type="float">
            <text:p>240,0000</text:p>
          </table:table-cell>
          <table:table-cell table:formula="of:=[.S84]-[.T84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Ranci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lan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85]+([.M85]/20)+([.N85]/240)" office:value-type="float" office:value="150" calcext:value-type="float">
            <text:p>150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50" calcext:value-type="float">
            <text:p>150,0000</text:p>
          </table:table-cell>
          <table:table-cell table:formula="of:=[.S85]-[.T85]" office:value-type="float" office:value="-150" calcext:value-type="float">
            <text:p>-150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Rott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ott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86]+([.M86]/20)+([.N86]/240)" office:value-type="float" office:value="200" calcext:value-type="float">
            <text:p>200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200" calcext:value-type="float">
            <text:p>200,0000</text:p>
          </table:table-cell>
          <table:table-cell table:formula="of:=[.S86]-[.T8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Tint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0" table:formula="of:=[.L87]+([.M87]/20)+([.N87]/240)" office:value-type="float" office:value="120" calcext:value-type="float">
            <text:p>120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20" calcext:value-type="float">
            <text:p>120,0000</text:p>
          </table:table-cell>
          <table:table-cell table:formula="of:=[.S87]-[.T87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Xérè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88]+([.M88]/20)+([.N88]/240)" office:value-type="float" office:value="90" calcext:value-type="float">
            <text:p>90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070" calcext:value-type="float">
            <text:p>2 070,0000</text:p>
          </table:table-cell>
          <table:table-cell table:formula="of:=[.S88]-[.T88]" office:value-type="float" office:value="-2070" calcext:value-type="float">
            <text:p>-207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3850" calcext:value-type="float">
            <text:p>63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89]+([.M89]/20)+([.N89]/240)" office:value-type="float" office:value="0.25" calcext:value-type="float">
            <text:p>0,25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5962.5" calcext:value-type="float">
            <text:p>15 962,5000</text:p>
          </table:table-cell>
          <table:table-cell table:formula="of:=[.S89]-[.T89]" office:value-type="float" office:value="-15962.5" calcext:value-type="float">
            <text:p>-15962,5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0" table:formula="of:=[.L90]+([.M90]/20)+([.N90]/240)" office:value-type="float" office:value="27" calcext:value-type="float">
            <text:p>27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756" calcext:value-type="float">
            <text:p>756,0000</text:p>
          </table:table-cell>
          <table:table-cell table:formula="of:=[.S90]-[.T90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40" calcext:value-type="float">
            <text:p>5 9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91]+([.M91]/20)+([.N91]/240)" office:value-type="float" office:value="0.2" calcext:value-type="float">
            <text:p>0,2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188" calcext:value-type="float">
            <text:p>1 188,0000</text:p>
          </table:table-cell>
          <table:table-cell table:formula="of:=[.S91]-[.T91]" office:value-type="float" office:value="-1188" calcext:value-type="float">
            <text:p>-1188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30" calcext:value-type="float">
            <text:p>1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92]+([.M92]/20)+([.N92]/240)" office:value-type="float" office:value="0.2" calcext:value-type="float">
            <text:p>0,2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266" calcext:value-type="float">
            <text:p>266,0000</text:p>
          </table:table-cell>
          <table:table-cell table:formula="of:=[.S92]-[.T92]" office:value-type="float" office:value="-266" calcext:value-type="float">
            <text:p>-266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93]+([.M93]/20)+([.N93]/240)" office:value-type="float" office:value="0.75" calcext:value-type="float">
            <text:p>0,7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975" calcext:value-type="float">
            <text:p>975,0000</text:p>
          </table:table-cell>
          <table:table-cell table:formula="of:=[.S93]-[.T93]" office:value-type="float" office:value="-975" calcext:value-type="float">
            <text:p>-975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94]+([.M94]/20)+([.N94]/240)" office:value-type="float" office:value="3.75" calcext:value-type="float">
            <text:p>3,7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112.5" calcext:value-type="float">
            <text:p>112,5000</text:p>
          </table:table-cell>
          <table:table-cell table:formula="of:=[.S94]-[.T94]" office:value-type="float" office:value="-112.5" calcext:value-type="float">
            <text:p>-112,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95]+([.M95]/20)+([.N95]/240)" office:value-type="float" office:value="25" calcext:value-type="float">
            <text:p>25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8600" calcext:value-type="float">
            <text:p>8 600,0000</text:p>
          </table:table-cell>
          <table:table-cell table:formula="of:=[.S95]-[.T95]" office:value-type="float" office:value="-8600" calcext:value-type="float">
            <text:p>-860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96]+([.M96]/20)+([.N96]/240)" office:value-type="float" office:value="0.15" calcext:value-type="float">
            <text:p>0,15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5" calcext:value-type="float">
            <text:p>45,0000</text:p>
          </table:table-cell>
          <table:table-cell table:formula="of:=[.S96]-[.T96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4786" calcext:value-type="float">
            <text:p>164 786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97]+([.M97]/20)+([.N97]/240)" office:value-type="float" office:value="0.2" calcext:value-type="float">
            <text:p>0,2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32957.2" calcext:value-type="float">
            <text:p>32 957,2000</text:p>
          </table:table-cell>
          <table:table-cell table:formula="of:=[.S97]-[.T97]" office:value-type="float" office:value="-32957.2" calcext:value-type="float">
            <text:p>-32957,2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à tein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50" calcext:value-type="float">
            <text:p>2 5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98]+([.M98]/20)+([.N98]/240)" office:value-type="float" office:value="0.25" calcext:value-type="float">
            <text:p>0,25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637.5" calcext:value-type="float">
            <text:p>637,5000</text:p>
          </table:table-cell>
          <table:table-cell table:formula="of:=[.S98]-[.T98]" office:value-type="float" office:value="-637.5" calcext:value-type="float">
            <text:p>-637,5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to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99]+([.M99]/20)+([.N99]/240)" office:value-type="float" office:value="10" calcext:value-type="float">
            <text:p>1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460" calcext:value-type="float">
            <text:p>460,0000</text:p>
          </table:table-cell>
          <table:table-cell table:formula="of:=[.S99]-[.T99]" office:value-type="float" office:value="-460" calcext:value-type="float">
            <text:p>-46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38" calcext:value-type="float">
            <text:p>1 438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00]+([.M100]/20)+([.N100]/240)" office:value-type="float" office:value="12" calcext:value-type="float">
            <text:p>12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7256" calcext:value-type="float">
            <text:p>17 256,0000</text:p>
          </table:table-cell>
          <table:table-cell table:formula="of:=[.S100]-[.T100]" office:value-type="float" office:value="-17256" calcext:value-type="float">
            <text:p>-17256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01]+([.M101]/20)+([.N101]/240)" office:value-type="float" office:value="1" calcext:value-type="float">
            <text:p>1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50" calcext:value-type="float">
            <text:p>50,0000</text:p>
          </table:table-cell>
          <table:table-cell table:formula="of:=[.S101]-[.T101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102]+([.M102]/20)+([.N102]/240)" office:value-type="float" office:value="22" calcext:value-type="float">
            <text:p>22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14300" calcext:value-type="float">
            <text:p>14 300,0000</text:p>
          </table:table-cell>
          <table:table-cell table:formula="of:=[.S102]-[.T102]" office:value-type="float" office:value="-14300" calcext:value-type="float">
            <text:p>-1430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caden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5" calcext:value-type="float">
            <text:p>4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03]+([.M103]/20)+([.N103]/240)" office:value-type="float" office:value="0.4" calcext:value-type="float">
            <text:p>0,4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94" calcext:value-type="float">
            <text:p>194,0000</text:p>
          </table:table-cell>
          <table:table-cell table:formula="of:=[.S103]-[.T10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51" calcext:value-type="float">
            <text:p>15 0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104]+([.M104]/20)+([.N104]/240)" office:value-type="float" office:value="0.1" calcext:value-type="float">
            <text:p>0,1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1505.1" calcext:value-type="float">
            <text:p>1 505,1000</text:p>
          </table:table-cell>
          <table:table-cell table:formula="of:=[.S104]-[.T104]" office:value-type="float" office:value="-1505.1" calcext:value-type="float">
            <text:p>-1505,1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14800" calcext:value-type="float">
            <text:p>914 8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105]+([.M105]/20)+([.N105]/240)" office:value-type="float" office:value="0.18" calcext:value-type="float">
            <text:p>0,18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64664" calcext:value-type="float">
            <text:p>164 664,0000</text:p>
          </table:table-cell>
          <table:table-cell table:formula="of:=[.S105]-[.T105]" office:value-type="float" office:value="-164664" calcext:value-type="float">
            <text:p>-164664</text:p>
          </table:table-cell>
          <table:table-cell office:value-type="string" calcext:value-type="string">
            <text:p>à 18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ball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106]+([.M106]/20)+([.N106]/240)" office:value-type="float" office:value="200" calcext:value-type="float">
            <text:p>20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96000" calcext:value-type="float">
            <text:p>96 000,0000</text:p>
          </table:table-cell>
          <table:table-cell table:formula="of:=[.S106]-[.T106]" office:value-type="float" office:value="-96000" calcext:value-type="float">
            <text:p>-960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chanvre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20" calcext:value-type="float">
            <text:p>3 0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07]+([.M107]/20)+([.N107]/240)" office:value-type="float" office:value="0.5" calcext:value-type="float">
            <text:p>0,5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510" calcext:value-type="float">
            <text:p>1 510,0000</text:p>
          </table:table-cell>
          <table:table-cell table:formula="of:=[.S107]-[.T107]" office:value-type="float" office:value="-1510" calcext:value-type="float">
            <text:p>-151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08]+([.M108]/20)+([.N108]/240)" office:value-type="float" office:value="6" calcext:value-type="float">
            <text:p>6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720" calcext:value-type="float">
            <text:p>720,0000</text:p>
          </table:table-cell>
          <table:table-cell table:formula="of:=[.S108]-[.T108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109]+([.M109]/20)+([.N109]/240)" office:value-type="float" office:value="40" calcext:value-type="float">
            <text:p>4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4800" calcext:value-type="float">
            <text:p>4 800,0000</text:p>
          </table:table-cell>
          <table:table-cell table:formula="of:=[.S109]-[.T109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20" calcext:value-type="float">
            <text:p>52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110]+([.M110]/20)+([.N110]/240)" office:value-type="float" office:value="10" calcext:value-type="float">
            <text:p>10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5200" calcext:value-type="float">
            <text:p>5 200,0000</text:p>
          </table:table-cell>
          <table:table-cell table:formula="of:=[.S110]-[.T110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lle fo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11]+([.M111]/20)+([.N111]/240)" office:value-type="float" office:value="0.4" calcext:value-type="float">
            <text:p>0,4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600" calcext:value-type="float">
            <text:p>600,0000</text:p>
          </table:table-cell>
          <table:table-cell table:formula="of:=[.S111]-[.T11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rnes à lante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12]+([.M112]/20)+([.N112]/240)" office:value-type="float" office:value="0.6" calcext:value-type="float">
            <text:p>0,6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24" calcext:value-type="float">
            <text:p>24,0000</text:p>
          </table:table-cell>
          <table:table-cell table:formula="of:=[.S112]-[.T112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100" calcext:value-type="float">
            <text:p>9 1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113]+([.M113]/20)+([.N113]/240)" office:value-type="float" office:value="0.1" calcext:value-type="float">
            <text:p>0,1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910" calcext:value-type="float">
            <text:p>910,0000</text:p>
          </table:table-cell>
          <table:table-cell table:formula="of:=[.S113]-[.T113]" office:value-type="float" office:value="-910" calcext:value-type="float">
            <text:p>-910</text:p>
          </table:table-cell>
          <table:table-cell office:value-type="string" calcext:value-type="string">
            <text:p>À 1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14]+([.M114]/20)+([.N114]/240)" office:value-type="float" office:value="1" calcext:value-type="float">
            <text:p>1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80" calcext:value-type="float">
            <text:p>180,0000</text:p>
          </table:table-cell>
          <table:table-cell table:formula="of:=[.S114]-[.T11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reusets à orphè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75" calcext:value-type="float">
            <text:p>5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15]+([.M115]/20)+([.N115]/240)" office:value-type="float" office:value="0.05" calcext:value-type="float">
            <text:p>0,0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28.75" calcext:value-type="float">
            <text:p>28,7500</text:p>
          </table:table-cell>
          <table:table-cell table:formula="of:=[.S115]-[.T115]" office:value-type="float" office:value="-28.75" calcext:value-type="float">
            <text:p>-28,75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rick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16]+([.M116]/20)+([.N116]/240)" office:value-type="float" office:value="0.3" calcext:value-type="float">
            <text:p>0,3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60" calcext:value-type="float">
            <text:p>60,0000</text:p>
          </table:table-cell>
          <table:table-cell table:formula="of:=[.S116]-[.T11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vre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0" table:formula="of:=[.L117]+([.M117]/20)+([.N117]/240)" office:value-type="float" office:value="1.4" calcext:value-type="float">
            <text:p>1,4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33.6" calcext:value-type="float">
            <text:p>33,6000</text:p>
          </table:table-cell>
          <table:table-cell table:formula="of:=[.S117]-[.T117]" office:value-type="float" office:value="-33.6" calcext:value-type="float">
            <text:p>-33,6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800" calcext:value-type="float">
            <text:p>40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0" table:formula="of:=[.L118]+([.M118]/20)+([.N118]/240)" office:value-type="float" office:value="1.4" calcext:value-type="float">
            <text:p>1,4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57120" calcext:value-type="float">
            <text:p>57 120,0000</text:p>
          </table:table-cell>
          <table:table-cell table:formula="of:=[.S118]-[.T118]" office:value-type="float" office:value="-57120" calcext:value-type="float">
            <text:p>-5712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6786" calcext:value-type="float">
            <text:p>116 7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19]+([.M119]/20)+([.N119]/240)" office:value-type="float" office:value="1.5" calcext:value-type="float">
            <text:p>1,5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75179" calcext:value-type="float">
            <text:p>175 179,0000</text:p>
          </table:table-cell>
          <table:table-cell table:formula="of:=[.S119]-[.T119]" office:value-type="float" office:value="-175179" calcext:value-type="float">
            <text:p>-175179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douelles à pi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0" table:formula="of:=[.L120]+([.M120]/20)+([.N120]/240)" office:value-type="float" office:value="400" calcext:value-type="float">
            <text:p>40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800000" calcext:value-type="float">
            <text:p>800 000,0000</text:p>
          </table:table-cell>
          <table:table-cell table:formula="of:=[.S120]-[.T120]" office:value-type="float" office:value="-800000" calcext:value-type="float">
            <text:p>-80000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drogu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21]+([.M121]/20)+([.N121]/240)" office:value-type="float" office:value="2" calcext:value-type="float">
            <text:p>2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300" calcext:value-type="float">
            <text:p>300,0000</text:p>
          </table:table-cell>
          <table:table-cell table:formula="of:=[.S121]-[.T12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22]+([.M122]/20)+([.N122]/240)" office:value-type="float" office:value="2" calcext:value-type="float">
            <text:p>2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20" calcext:value-type="float">
            <text:p>20,0000</text:p>
          </table:table-cell>
          <table:table-cell table:formula="of:=[.S122]-[.T122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nce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23]+([.M123]/20)+([.N123]/240)" office:value-type="float" office:value="1" calcext:value-type="float">
            <text:p>1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5" calcext:value-type="float">
            <text:p>45,0000</text:p>
          </table:table-cell>
          <table:table-cell table:formula="of:=[.S123]-[.T123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74" calcext:value-type="float">
            <text:p>1 2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24]+([.M124]/20)+([.N124]/240)" office:value-type="float" office:value="1.5" calcext:value-type="float">
            <text:p>1,5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1911" calcext:value-type="float">
            <text:p>1 911,0000</text:p>
          </table:table-cell>
          <table:table-cell table:formula="of:=[.S124]-[.T124]" office:value-type="float" office:value="-1911" calcext:value-type="float">
            <text:p>-1911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po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25]+([.M125]/20)+([.N125]/240)" office:value-type="float" office:value="4" calcext:value-type="float">
            <text:p>4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576" calcext:value-type="float">
            <text:p>576,0000</text:p>
          </table:table-cell>
          <table:table-cell table:formula="of:=[.S125]-[.T125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tamin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9000" calcext:value-type="float">
            <text:p>69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table:formula="of:=[.L126]+([.M126]/20)+([.N126]/240)" office:value-type="float" office:value="2.5" calcext:value-type="float">
            <text:p>2,5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172500" calcext:value-type="float">
            <text:p>172 500,0000</text:p>
          </table:table-cell>
          <table:table-cell table:formula="of:=[.S126]-[.T126]" office:value-type="float" office:value="-172500" calcext:value-type="float">
            <text:p>-1725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8420" calcext:value-type="float">
            <text:p>168 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127]+([.M127]/20)+([.N127]/240)" office:value-type="float" office:value="0.15" calcext:value-type="float">
            <text:p>0,15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25263" calcext:value-type="float">
            <text:p>25 263,0000</text:p>
          </table:table-cell>
          <table:table-cell table:formula="of:=[.S127]-[.T127]" office:value-type="float" office:value="-25263" calcext:value-type="float">
            <text:p>-25263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128]+([.M128]/20)+([.N128]/240)" office:value-type="float" office:value="90" calcext:value-type="float">
            <text:p>9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170" calcext:value-type="float">
            <text:p>1 170,0000</text:p>
          </table:table-cell>
          <table:table-cell table:formula="of:=[.S128]-[.T128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enc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250" calcext:value-type="float">
            <text:p>8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29]+([.M129]/20)+([.N129]/240)" office:value-type="float" office:value="0.25" calcext:value-type="float">
            <text:p>0,2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2062.5" calcext:value-type="float">
            <text:p>2 062,5000</text:p>
          </table:table-cell>
          <table:table-cell table:formula="of:=[.S129]-[.T129]" office:value-type="float" office:value="-2062.5" calcext:value-type="float">
            <text:p>-2062,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feuillar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4857" calcext:value-type="float">
            <text:p>154 857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130]+([.M130]/20)+([.N130]/240)" office:value-type="float" office:value="0.18" calcext:value-type="float">
            <text:p>0,18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27874.26" calcext:value-type="float">
            <text:p>27 874,2600</text:p>
          </table:table-cell>
          <table:table-cell table:formula="of:=[.S130]-[.T130]" office:value-type="float" office:value="-27874.26" calcext:value-type="float">
            <text:p>-27874,26</text:p>
          </table:table-cell>
          <table:table-cell office:value-type="string" calcext:value-type="string">
            <text:p>à 18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31]+([.M131]/20)+([.N131]/240)" office:value-type="float" office:value="0.3" calcext:value-type="float">
            <text:p>0,3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600" calcext:value-type="float">
            <text:p>600,0000</text:p>
          </table:table-cell>
          <table:table-cell table:formula="of:=[.S131]-[.T13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[.L132]+([.M132]/20)+([.N132]/240)" office:value-type="float" office:value="0.125" calcext:value-type="float">
            <text:p>0,125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31.25" calcext:value-type="float">
            <text:p>31,2500</text:p>
          </table:table-cell>
          <table:table-cell table:formula="of:=[.S132]-[.T132]" office:value-type="float" office:value="-31.25" calcext:value-type="float">
            <text:p>-31,25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ro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5446" calcext:value-type="float">
            <text:p>55 4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33]+([.M133]/20)+([.N133]/240)" office:value-type="float" office:value="0.4" calcext:value-type="float">
            <text:p>0,4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2178.4" calcext:value-type="float">
            <text:p>22 178,4000</text:p>
          </table:table-cell>
          <table:table-cell table:formula="of:=[.S133]-[.T133]" office:value-type="float" office:value="-22178.4" calcext:value-type="float">
            <text:p>-22178,4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34]+([.M134]/20)+([.N134]/240)" office:value-type="float" office:value="0.75" calcext:value-type="float">
            <text:p>0,7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2.5" calcext:value-type="float">
            <text:p>22,5000</text:p>
          </table:table-cell>
          <table:table-cell table:formula="of:=[.S134]-[.T134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 à gourgou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35]+([.M135]/20)+([.N135]/240)" office:value-type="float" office:value="1" calcext:value-type="float">
            <text:p>1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200" calcext:value-type="float">
            <text:p>200,0000</text:p>
          </table:table-cell>
          <table:table-cell table:formula="of:=[.S135]-[.T135]" office:value-type="float" office:value="-200" calcext:value-type="float">
            <text:p>-200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136]+([.M136]/20)+([.N136]/240)" office:value-type="float" office:value="1.25" calcext:value-type="float">
            <text:p>1,2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475" calcext:value-type="float">
            <text:p>475,0000</text:p>
          </table:table-cell>
          <table:table-cell table:formula="of:=[.S136]-[.T136]" office:value-type="float" office:value="-475" calcext:value-type="float">
            <text:p>-475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leaux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37]+([.M137]/20)+([.N137]/240)" office:value-type="float" office:value="0.5" calcext:value-type="float">
            <text:p>0,5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000" calcext:value-type="float">
            <text:p>1 000,0000</text:p>
          </table:table-cell>
          <table:table-cell table:formula="of:=[.S137]-[.T137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romage de 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221" calcext:value-type="float">
            <text:p>48 2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38]+([.M138]/20)+([.N138]/240)" office:value-type="float" office:value="0.25" calcext:value-type="float">
            <text:p>0,25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2055.25" calcext:value-type="float">
            <text:p>12 055,2500</text:p>
          </table:table-cell>
          <table:table-cell table:formula="of:=[.S138]-[.T138]" office:value-type="float" office:value="-12055.25" calcext:value-type="float">
            <text:p>-12055,25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47" calcext:value-type="float">
            <text:p>5 947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139]+([.M139]/20)+([.N139]/240)" office:value-type="float" office:value="22" calcext:value-type="float">
            <text:p>22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30834" calcext:value-type="float">
            <text:p>130 834,0000</text:p>
          </table:table-cell>
          <table:table-cell table:formula="of:=[.S139]-[.T139]" office:value-type="float" office:value="-130834" calcext:value-type="float">
            <text:p>-130834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890" calcext:value-type="float">
            <text:p>7 890,00</text:p>
          </table:table-cell>
          <table:table-cell office:value-type="string" calcext:value-type="string">
            <text:p>sac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140]+([.M140]/20)+([.N140]/240)" office:value-type="float" office:value="40" calcext:value-type="float">
            <text:p>4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315600" calcext:value-type="float">
            <text:p>315 600,0000</text:p>
          </table:table-cell>
          <table:table-cell table:formula="of:=[.S140]-[.T140]" office:value-type="float" office:value="-315600" calcext:value-type="float">
            <text:p>-31560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40" calcext:value-type="float">
            <text:p>1 34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41]+([.M141]/20)+([.N141]/240)" office:value-type="float" office:value="6" calcext:value-type="float">
            <text:p>6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8040" calcext:value-type="float">
            <text:p>8 040,0000</text:p>
          </table:table-cell>
          <table:table-cell table:formula="of:=[.S141]-[.T141]" office:value-type="float" office:value="-8040" calcext:value-type="float">
            <text:p>-804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600" calcext:value-type="float">
            <text:p>14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42]+([.M142]/20)+([.N142]/240)" office:value-type="float" office:value="0.5" calcext:value-type="float">
            <text:p>0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7300" calcext:value-type="float">
            <text:p>7 300,0000</text:p>
          </table:table-cell>
          <table:table-cell table:formula="of:=[.S142]-[.T142]" office:value-type="float" office:value="-7300" calcext:value-type="float">
            <text:p>-730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0" table:formula="of:=[.L143]+([.M143]/20)+([.N143]/240)" office:value-type="float" office:value="130" calcext:value-type="float">
            <text:p>13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6500" calcext:value-type="float">
            <text:p>6 500,0000</text:p>
          </table:table-cell>
          <table:table-cell table:formula="of:=[.S143]-[.T143]" office:value-type="float" office:value="-6500" calcext:value-type="float">
            <text:p>-65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3104" calcext:value-type="float">
            <text:p>83 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44]+([.M144]/20)+([.N144]/240)" office:value-type="float" office:value="0.25" calcext:value-type="float">
            <text:p>0,25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20776" calcext:value-type="float">
            <text:p>20 776,0000</text:p>
          </table:table-cell>
          <table:table-cell table:formula="of:=[.S144]-[.T144]" office:value-type="float" office:value="-20776" calcext:value-type="float">
            <text:p>-20776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4000" calcext:value-type="float">
            <text:p>3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45]+([.M145]/20)+([.N145]/240)" office:value-type="float" office:value="0.6" calcext:value-type="float">
            <text:p>0,6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20400" calcext:value-type="float">
            <text:p>20 400,0000</text:p>
          </table:table-cell>
          <table:table-cell table:formula="of:=[.S145]-[.T145]" office:value-type="float" office:value="-20400" calcext:value-type="float">
            <text:p>-204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20" calcext:value-type="float">
            <text:p>1 12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146]+([.M146]/20)+([.N146]/240)" office:value-type="float" office:value="1.25" calcext:value-type="float">
            <text:p>1,2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400" calcext:value-type="float">
            <text:p>1 400,0000</text:p>
          </table:table-cell>
          <table:table-cell table:formula="of:=[.S146]-[.T146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62" calcext:value-type="float">
            <text:p>5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47]+([.M147]/20)+([.N147]/240)" office:value-type="float" office:value="0.4" calcext:value-type="float">
            <text:p>0,4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224.8" calcext:value-type="float">
            <text:p>224,8000</text:p>
          </table:table-cell>
          <table:table-cell table:formula="of:=[.S147]-[.T147]" office:value-type="float" office:value="-224.8" calcext:value-type="float">
            <text:p>-224,8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48]+([.M148]/20)+([.N148]/240)" office:value-type="float" office:value="0.5" calcext:value-type="float">
            <text:p>0,5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08" calcext:value-type="float">
            <text:p>108,0000</text:p>
          </table:table-cell>
          <table:table-cell table:formula="of:=[.S148]-[.T148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20" table:formula="of:=[.L149]+([.M149]/20)+([.N149]/240)" office:value-type="float" office:value="0" calcext:value-type="float">
            <text:p>0,00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P149]+0.05*[.Q149]+[.R149]/240" office:value-type="float" office:value="1500" calcext:value-type="float">
            <text:p>1500</text:p>
          </table:table-cell>
          <table:table-cell table:formula="of:=[.J149]*[.O149]" office:value-type="float" office:value="0" calcext:value-type="float">
            <text:p>0,0000</text:p>
          </table:table-cell>
          <table:table-cell table:formula="of:=[.S149]-[.T149]" office:value-type="float" office:value="1500" calcext:value-type="float">
            <text:p>1500</text:p>
          </table:table-cell>
          <table:table-cell office:value-type="string" calcext:value-type="string">
            <text:p>valeur de 1500 L 20 S</text:p>
          </table:table-cell>
          <table:table-cell table:number-columns-repeated="100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30" calcext:value-type="float">
            <text:p>1 230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0" table:formula="of:=[.L150]+([.M150]/20)+([.N150]/240)" office:value-type="float" office:value="50" calcext:value-type="float">
            <text:p>50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61500" calcext:value-type="float">
            <text:p>61 500,0000</text:p>
          </table:table-cell>
          <table:table-cell table:formula="of:=[.S150]-[.T150]" office:value-type="float" office:value="-61500" calcext:value-type="float">
            <text:p>-615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151]+([.M151]/20)+([.N151]/240)" office:value-type="float" office:value="30" calcext:value-type="float">
            <text:p>30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7200" calcext:value-type="float">
            <text:p>7 200,0000</text:p>
          </table:table-cell>
          <table:table-cell table:formula="of:=[.S151]-[.T151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52]+([.M152]/20)+([.N152]/240)" office:value-type="float" office:value="3.5" calcext:value-type="float">
            <text:p>3,5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35" calcext:value-type="float">
            <text:p>35,0000</text:p>
          </table:table-cell>
          <table:table-cell table:formula="of:=[.S152]-[.T152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53]+([.M153]/20)+([.N153]/240)" office:value-type="float" office:value="3" calcext:value-type="float">
            <text:p>3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600" calcext:value-type="float">
            <text:p>600,0000</text:p>
          </table:table-cell>
          <table:table-cell table:formula="of:=[.S153]-[.T153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natt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54]+([.M154]/20)+([.N154]/240)" office:value-type="float" office:value="0.5" calcext:value-type="float">
            <text:p>0,5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0" calcext:value-type="float">
            <text:p>30,0000</text:p>
          </table:table-cell>
          <table:table-cell table:formula="of:=[.S154]-[.T154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noix de g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55]+([.M155]/20)+([.N155]/240)" office:value-type="float" office:value="1" calcext:value-type="float">
            <text:p>1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4000" calcext:value-type="float">
            <text:p>4 000,0000</text:p>
          </table:table-cell>
          <table:table-cell table:formula="of:=[.S155]-[.T155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c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5" calcext:value-type="float">
            <text:p>2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56]+([.M156]/20)+([.N156]/240)" office:value-type="float" office:value="0.05" calcext:value-type="float">
            <text:p>0,05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2.25" calcext:value-type="float">
            <text:p>12,2500</text:p>
          </table:table-cell>
          <table:table-cell table:formula="of:=[.S156]-[.T156]" office:value-type="float" office:value="-12.25" calcext:value-type="float">
            <text:p>-12,2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rpi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57]+([.M157]/20)+([.N157]/240)" office:value-type="float" office:value="0.75" calcext:value-type="float">
            <text:p>0,75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22.5" calcext:value-type="float">
            <text:p>22,5000</text:p>
          </table:table-cell>
          <table:table-cell table:formula="of:=[.S157]-[.T157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ut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20" table:formula="of:=[.L158]+([.M158]/20)+([.N158]/240)" office:value-type="float" office:value="0" calcext:value-type="float">
            <text:p>0,00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formula="of:=[.P158]+0.05*[.Q158]+[.R158]/240" office:value-type="float" office:value="6100" calcext:value-type="float">
            <text:p>6100</text:p>
          </table:table-cell>
          <table:table-cell table:formula="of:=[.J158]*[.O158]" office:value-type="float" office:value="0" calcext:value-type="float">
            <text:p>0,0000</text:p>
          </table:table-cell>
          <table:table-cell table:formula="of:=[.S158]-[.T158]" office:value-type="float" office:value="6100" calcext:value-type="float">
            <text:p>6100</text:p>
          </table:table-cell>
          <table:table-cell office:value-type="string" calcext:value-type="string">
            <text:p>valeur de 6100 L</text:p>
          </table:table-cell>
          <table:table-cell table:number-columns-repeated="100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4" calcext:value-type="float">
            <text:p>204,0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59]+([.M159]/20)+([.N159]/240)" office:value-type="float" office:value="20" calcext:value-type="float">
            <text:p>20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4080" calcext:value-type="float">
            <text:p>4 080,0000</text:p>
          </table:table-cell>
          <table:table-cell table:formula="of:=[.S159]-[.T159]" office:value-type="float" office:value="-4080" calcext:value-type="float">
            <text:p>-408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60]+([.M160]/20)+([.N160]/240)" office:value-type="float" office:value="0.6" calcext:value-type="float">
            <text:p>0,6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25.2" calcext:value-type="float">
            <text:p>25,2000</text:p>
          </table:table-cell>
          <table:table-cell table:formula="of:=[.S160]-[.T160]" office:value-type="float" office:value="-25.2" calcext:value-type="float">
            <text:p>-25,2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inc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161]+([.M161]/20)+([.N161]/240)" office:value-type="float" office:value="0.1" calcext:value-type="float">
            <text:p>0,1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8" calcext:value-type="float">
            <text:p>8,0000</text:p>
          </table:table-cell>
          <table:table-cell table:formula="of:=[.S161]-[.T161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inc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62]+([.M162]/20)+([.N162]/240)" office:value-type="float" office:value="1" calcext:value-type="float">
            <text:p>1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500" calcext:value-type="float">
            <text:p>500,0000</text:p>
          </table:table-cell>
          <table:table-cell table:formula="of:=[.S162]-[.T16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0" table:formula="of:=[.L163]+([.M163]/20)+([.N163]/240)" office:value-type="float" office:value="2.25" calcext:value-type="float">
            <text:p>2,25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9.75" calcext:value-type="float">
            <text:p>69,7500</text:p>
          </table:table-cell>
          <table:table-cell table:formula="of:=[.S163]-[.T163]" office:value-type="float" office:value="-69.75" calcext:value-type="float">
            <text:p>-69,7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80" calcext:value-type="float">
            <text:p>3 68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64]+([.M164]/20)+([.N164]/240)" office:value-type="float" office:value="4" calcext:value-type="float">
            <text:p>4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4720" calcext:value-type="float">
            <text:p>14 720,0000</text:p>
          </table:table-cell>
          <table:table-cell table:formula="of:=[.S164]-[.T164]" office:value-type="float" office:value="-14720" calcext:value-type="float">
            <text:p>-1472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5642" calcext:value-type="float">
            <text:p>45 64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65]+([.M165]/20)+([.N165]/240)" office:value-type="float" office:value="1" calcext:value-type="float">
            <text:p>1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5642" calcext:value-type="float">
            <text:p>45 642,0000</text:p>
          </table:table-cell>
          <table:table-cell table:formula="of:=[.S165]-[.T165]" office:value-type="float" office:value="-45642" calcext:value-type="float">
            <text:p>-45642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5556" calcext:value-type="float">
            <text:p>95 556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166]+([.M166]/20)+([.N166]/240)" office:value-type="float" office:value="0.25" calcext:value-type="float">
            <text:p>0,2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23889" calcext:value-type="float">
            <text:p>23 889,0000</text:p>
          </table:table-cell>
          <table:table-cell table:formula="of:=[.S166]-[.T166]" office:value-type="float" office:value="-23889" calcext:value-type="float">
            <text:p>-23889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02" calcext:value-type="float">
            <text:p>90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67]+([.M167]/20)+([.N167]/240)" office:value-type="float" office:value="4" calcext:value-type="float">
            <text:p>4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3608" calcext:value-type="float">
            <text:p>3 608,0000</text:p>
          </table:table-cell>
          <table:table-cell table:formula="of:=[.S167]-[.T167]" office:value-type="float" office:value="-3608" calcext:value-type="float">
            <text:p>-3608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55" calcext:value-type="float">
            <text:p>2 9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table:formula="of:=[.L168]+([.M168]/20)+([.N168]/240)" office:value-type="float" office:value="1.2" calcext:value-type="float">
            <text:p>1,2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546" calcext:value-type="float">
            <text:p>3 546,0000</text:p>
          </table:table-cell>
          <table:table-cell table:formula="of:=[.S168]-[.T168]" office:value-type="float" office:value="-3546" calcext:value-type="float">
            <text:p>-3546</text:p>
          </table:table-cell>
          <table:table-cell office:value-type="string" calcext:value-type="string">
            <text:p>Aucune unité de poids indiquée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x de Bourg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69]+([.M169]/20)+([.N169]/240)" office:value-type="float" office:value="0.25" calcext:value-type="float">
            <text:p>0,2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00" calcext:value-type="float">
            <text:p>100,0000</text:p>
          </table:table-cell>
          <table:table-cell table:formula="of:=[.S169]-[.T169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utreaux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70]+([.M170]/20)+([.N170]/240)" office:value-type="float" office:value="4" calcext:value-type="float">
            <text:p>4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8" calcext:value-type="float">
            <text:p>8,0000</text:p>
          </table:table-cell>
          <table:table-cell table:formula="of:=[.S170]-[.T170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rec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71]+([.M171]/20)+([.N171]/240)" office:value-type="float" office:value="1" calcext:value-type="float">
            <text:p>1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74" calcext:value-type="float">
            <text:p>174,0000</text:p>
          </table:table-cell>
          <table:table-cell table:formula="of:=[.S171]-[.T171]" office:value-type="float" office:value="-174" calcext:value-type="float">
            <text:p>-174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37" calcext:value-type="float">
            <text:p>1 7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72]+([.M172]/20)+([.N172]/240)" office:value-type="float" office:value="1" calcext:value-type="float">
            <text:p>1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737" calcext:value-type="float">
            <text:p>1 737,0000</text:p>
          </table:table-cell>
          <table:table-cell table:formula="of:=[.S172]-[.T172]" office:value-type="float" office:value="-1737" calcext:value-type="float">
            <text:p>-1737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20" table:formula="of:=[.L173]+([.M173]/20)+([.N173]/240)" office:value-type="float" office:value="0" calcext:value-type="float">
            <text:p>0,00000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P173]+0.05*[.Q173]+[.R173]/240" office:value-type="float" office:value="2400" calcext:value-type="float">
            <text:p>2400</text:p>
          </table:table-cell>
          <table:table-cell table:formula="of:=[.J173]*[.O173]" office:value-type="float" office:value="0" calcext:value-type="float">
            <text:p>0,0000</text:p>
          </table:table-cell>
          <table:table-cell table:formula="of:=[.S173]-[.T173]" office:value-type="float" office:value="2400" calcext:value-type="float">
            <text:p>2400</text:p>
          </table:table-cell>
          <table:table-cell office:value-type="string" calcext:value-type="string">
            <text:p>valeur de 2400 L</text:p>
          </table:table-cell>
          <table:table-cell table:number-columns-repeated="100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400" calcext:value-type="float">
            <text:p>7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74]+([.M174]/20)+([.N174]/240)" office:value-type="float" office:value="0.2" calcext:value-type="float">
            <text:p>0,2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480" calcext:value-type="float">
            <text:p>1 480,0000</text:p>
          </table:table-cell>
          <table:table-cell table:formula="of:=[.S174]-[.T174]" office:value-type="float" office:value="-1480" calcext:value-type="float">
            <text:p>-148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175]+([.M175]/20)+([.N175]/240)" office:value-type="float" office:value="0.18" calcext:value-type="float">
            <text:p>0,18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648" calcext:value-type="float">
            <text:p>648,0000</text:p>
          </table:table-cell>
          <table:table-cell table:formula="of:=[.S175]-[.T175]" office:value-type="float" office:value="-648" calcext:value-type="float">
            <text:p>-648</text:p>
          </table:table-cell>
          <table:table-cell office:value-type="string" calcext:value-type="string">
            <text:p>À 1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gues de mor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15" calcext:value-type="float">
            <text:p>615,0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0" table:formula="of:=[.L176]+([.M176]/20)+([.N176]/240)" office:value-type="float" office:value="36" calcext:value-type="float">
            <text:p>36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22140" calcext:value-type="float">
            <text:p>22 140,0000</text:p>
          </table:table-cell>
          <table:table-cell table:formula="of:=[.S176]-[.T176]" office:value-type="float" office:value="-22140" calcext:value-type="float">
            <text:p>-2214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[.L177]+([.M177]/20)+([.N177]/240)" office:value-type="float" office:value="0.125" calcext:value-type="float">
            <text:p>0,125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750" calcext:value-type="float">
            <text:p>3 750,0000</text:p>
          </table:table-cell>
          <table:table-cell table:formula="of:=[.S177]-[.T177]" office:value-type="float" office:value="-3750" calcext:value-type="float">
            <text:p>-3750</text:p>
          </table:table-cell>
          <table:table-cell office:value-type="string" calcext:value-type="string">
            <text:p>À 13 L le % 2 S 6d</text:p>
          </table:table-cell>
          <table:table-cell table:number-columns-repeated="100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6" calcext:value-type="float">
            <text:p>486,00</text:p>
          </table:table-cell>
          <table:table-cell office:value-type="string" calcext:value-type="string">
            <text:p>panier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178]+([.M178]/20)+([.N178]/240)" office:value-type="float" office:value="60" calcext:value-type="float">
            <text:p>60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29160" calcext:value-type="float">
            <text:p>29 160,0000</text:p>
          </table:table-cell>
          <table:table-cell table:formula="of:=[.S178]-[.T178]" office:value-type="float" office:value="-29160" calcext:value-type="float">
            <text:p>-2916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9567" calcext:value-type="float">
            <text:p>69 5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79]+([.M179]/20)+([.N179]/240)" office:value-type="float" office:value="0.25" calcext:value-type="float">
            <text:p>0,2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7391.75" calcext:value-type="float">
            <text:p>17 391,7500</text:p>
          </table:table-cell>
          <table:table-cell table:formula="of:=[.S179]-[.T179]" office:value-type="float" office:value="-17391.75" calcext:value-type="float">
            <text:p>-17391,7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erd de g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table:formula="of:=[.L180]+([.M180]/20)+([.N180]/240)" office:value-type="float" office:value="1.2" calcext:value-type="float">
            <text:p>1,2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36" calcext:value-type="float">
            <text:p>36,0000</text:p>
          </table:table-cell>
          <table:table-cell table:formula="of:=[.S180]-[.T180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erm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181]+([.M181]/20)+([.N181]/240)" office:value-type="float" office:value="5" calcext:value-type="float">
            <text:p>5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000" calcext:value-type="float">
            <text:p>6 000,0000</text:p>
          </table:table-cell>
          <table:table-cell table:formula="of:=[.S181]-[.T181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0" table:formula="of:=[.L182]+([.M182]/20)+([.N182]/240)" office:value-type="float" office:value="240" calcext:value-type="float">
            <text:p>240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40" calcext:value-type="float">
            <text:p>240,0000</text:p>
          </table:table-cell>
          <table:table-cell table:formula="of:=[.S182]-[.T18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u Rh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0" table:formula="of:=[.L183]+([.M183]/20)+([.N183]/240)" office:value-type="float" office:value="240" calcext:value-type="float">
            <text:p>240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40" calcext:value-type="float">
            <text:p>240,0000</text:p>
          </table:table-cell>
          <table:table-cell table:formula="of:=[.S183]-[.T183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0214" calcext:value-type="float">
            <text:p>20 21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84]+([.M184]/20)+([.N184]/240)" office:value-type="float" office:value="0.2" calcext:value-type="float">
            <text:p>0,2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4042.8" calcext:value-type="float">
            <text:p>4 042,8000</text:p>
          </table:table-cell>
          <table:table-cell table:formula="of:=[.S184]-[.T184]" office:value-type="float" office:value="-4042.8" calcext:value-type="float">
            <text:p>-4042,8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532" calcext:value-type="float">
            <text:p>53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85]+([.M185]/20)+([.N185]/240)" office:value-type="float" office:value="12" calcext:value-type="float">
            <text:p>12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6384" calcext:value-type="float">
            <text:p>6 384,0000</text:p>
          </table:table-cell>
          <table:table-cell table:formula="of:=[.S185]-[.T185]" office:value-type="float" office:value="-6384" calcext:value-type="float">
            <text:p>-6384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b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186]+([.M186]/20)+([.N186]/240)" office:value-type="float" office:value="0.3" calcext:value-type="float">
            <text:p>0,3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3000" calcext:value-type="float">
            <text:p>3 000,0000</text:p>
          </table:table-cell>
          <table:table-cell table:formula="of:=[.S186]-[.T186]" office:value-type="float" office:value="-3000" calcext:value-type="float">
            <text:p>-3000</text:p>
          </table:table-cell>
          <table:table-cell office:value-type="string" calcext:value-type="string">
            <text:p>À 3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6500" calcext:value-type="float">
            <text:p>166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0" table:formula="of:=[.L187]+([.M187]/20)+([.N187]/240)" office:value-type="float" office:value="0.1875" calcext:value-type="float">
            <text:p>0,1875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31218.75" calcext:value-type="float">
            <text:p>31 218,7500</text:p>
          </table:table-cell>
          <table:table-cell table:formula="of:=[.S187]-[.T187]" office:value-type="float" office:value="-31218.75" calcext:value-type="float">
            <text:p>-31218,75</text:p>
          </table:table-cell>
          <table:table-cell office:value-type="string" calcext:value-type="string">
            <text:p>à 18L le % 3 S 9d</text:p>
          </table:table-cell>
          <table:table-cell table:number-columns-repeated="100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188]+([.M188]/20)+([.N188]/240)" office:value-type="float" office:value="10" calcext:value-type="float">
            <text:p>10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600" calcext:value-type="float">
            <text:p>1 600,0000</text:p>
          </table:table-cell>
          <table:table-cell table:formula="of:=[.S188]-[.T188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61" calcext:value-type="float">
            <text:p>2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89]+([.M189]/20)+([.N189]/240)" office:value-type="float" office:value="0.05" calcext:value-type="float">
            <text:p>0,05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3.05" calcext:value-type="float">
            <text:p>13,0500</text:p>
          </table:table-cell>
          <table:table-cell table:formula="of:=[.S189]-[.T189]" office:value-type="float" office:value="-13.05" calcext:value-type="float">
            <text:p>-13,05</text:p>
          </table:table-cell>
          <table:table-cell office:value-type="string" calcext:value-type="string">
            <text:p>à 5L <text:s/>le % 1 S L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69280" calcext:value-type="float">
            <text:p>369 2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0" table:formula="of:=[.L190]+([.M190]/20)+([.N190]/240)" office:value-type="float" office:value="1.4" calcext:value-type="float">
            <text:p>1,4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516992" calcext:value-type="float">
            <text:p>516 992,0000</text:p>
          </table:table-cell>
          <table:table-cell table:formula="of:=[.S190]-[.T190]" office:value-type="float" office:value="-516992" calcext:value-type="float">
            <text:p>-516992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12" calcext:value-type="float">
            <text:p>312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191]+([.M191]/20)+([.N191]/240)" office:value-type="float" office:value="90" calcext:value-type="float">
            <text:p>9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8080" calcext:value-type="float">
            <text:p>28 080,0000</text:p>
          </table:table-cell>
          <table:table-cell table:formula="of:=[.S191]-[.T191]" office:value-type="float" office:value="-28080" calcext:value-type="float">
            <text:p>-2808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92]+([.M192]/20)+([.N192]/240)" office:value-type="float" office:value="0.2" calcext:value-type="float">
            <text:p>0,2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90" calcext:value-type="float">
            <text:p>90,0000</text:p>
          </table:table-cell>
          <table:table-cell table:formula="of:=[.S192]-[.T192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410" calcext:value-type="float">
            <text:p>3 410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193]+([.M193]/20)+([.N193]/240)" office:value-type="float" office:value="40" calcext:value-type="float">
            <text:p>40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36400" calcext:value-type="float">
            <text:p>136 400,0000</text:p>
          </table:table-cell>
          <table:table-cell table:formula="of:=[.S193]-[.T193]" office:value-type="float" office:value="-136400" calcext:value-type="float">
            <text:p>-13640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20" calcext:value-type="float">
            <text:p>1 6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94]+([.M194]/20)+([.N194]/240)" office:value-type="float" office:value="0.6" calcext:value-type="float">
            <text:p>0,6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972" calcext:value-type="float">
            <text:p>972,0000</text:p>
          </table:table-cell>
          <table:table-cell table:formula="of:=[.S194]-[.T194]" office:value-type="float" office:value="-972" calcext:value-type="float">
            <text:p>-972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natt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95]+([.M195]/20)+([.N195]/240)" office:value-type="float" office:value="0.5" calcext:value-type="float">
            <text:p>0,5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81" calcext:value-type="float">
            <text:p>81,0000</text:p>
          </table:table-cell>
          <table:table-cell table:formula="of:=[.S195]-[.T195]" office:value-type="float" office:value="-81" calcext:value-type="float">
            <text:p>-81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299" calcext:value-type="float">
            <text:p>1 299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96]+([.M196]/20)+([.N196]/240)" office:value-type="float" office:value="4" calcext:value-type="float">
            <text:p>4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5196" calcext:value-type="float">
            <text:p>5 196,0000</text:p>
          </table:table-cell>
          <table:table-cell table:formula="of:=[.S196]-[.T196]" office:value-type="float" office:value="-5196" calcext:value-type="float">
            <text:p>-5196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97]+([.M197]/20)+([.N197]/240)" office:value-type="float" office:value="1" calcext:value-type="float">
            <text:p>1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77" calcext:value-type="float">
            <text:p>77,0000</text:p>
          </table:table-cell>
          <table:table-cell table:formula="of:=[.S197]-[.T197]" office:value-type="float" office:value="-77" calcext:value-type="float">
            <text:p>-77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9828" calcext:value-type="float">
            <text:p>19 8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98]+([.M198]/20)+([.N198]/240)" office:value-type="float" office:value="0.3" calcext:value-type="float">
            <text:p>0,3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5948.4" calcext:value-type="float">
            <text:p>5 948,4000</text:p>
          </table:table-cell>
          <table:table-cell table:formula="of:=[.S198]-[.T198]" office:value-type="float" office:value="-5948.4" calcext:value-type="float">
            <text:p>-5948,4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470" calcext:value-type="float">
            <text:p>470,00</text:p>
          </table:table-cell>
          <table:table-cell office:value-type="string" calcext:value-type="string">
            <text:p>caba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99]+([.M199]/20)+([.N199]/240)" office:value-type="float" office:value="4" calcext:value-type="float">
            <text:p>4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880" calcext:value-type="float">
            <text:p>1 880,0000</text:p>
          </table:table-cell>
          <table:table-cell table:formula="of:=[.S199]-[.T199]" office:value-type="float" office:value="-1880" calcext:value-type="float">
            <text:p>-188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200]+([.M200]/20)+([.N200]/240)" office:value-type="float" office:value="0.6" calcext:value-type="float">
            <text:p>0,6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17.6" calcext:value-type="float">
            <text:p>117,6000</text:p>
          </table:table-cell>
          <table:table-cell table:formula="of:=[.S200]-[.T200]" office:value-type="float" office:value="-117.6" calcext:value-type="float">
            <text:p>-117,6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ranges et 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37" calcext:value-type="float">
            <text:p>237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01]+([.M201]/20)+([.N201]/240)" office:value-type="float" office:value="10" calcext:value-type="float">
            <text:p>1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2370" calcext:value-type="float">
            <text:p>2 370,0000</text:p>
          </table:table-cell>
          <table:table-cell table:formula="of:=[.S201]-[.T201]" office:value-type="float" office:value="-2370" calcext:value-type="float">
            <text:p>-237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lsepare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02]+([.M202]/20)+([.N202]/240)" office:value-type="float" office:value="3.5" calcext:value-type="float">
            <text:p>3,5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75" calcext:value-type="float">
            <text:p>175,0000</text:p>
          </table:table-cell>
          <table:table-cell table:formula="of:=[.S202]-[.T202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0" table:formula="of:=[.L203]+([.M203]/20)+([.N203]/240)" office:value-type="float" office:value="0" calcext:value-type="float">
            <text:p>0,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P203]+0.05*[.Q203]+[.R203]/240" office:value-type="float" office:value="120" calcext:value-type="float">
            <text:p>120</text:p>
          </table:table-cell>
          <table:table-cell table:formula="of:=[.J203]*[.O203]" office:value-type="float" office:value="0" calcext:value-type="float">
            <text:p>0,0000</text:p>
          </table:table-cell>
          <table:table-cell table:formula="of:=[.S203]-[.T203]" office:value-type="float" office:value="120" calcext:value-type="float">
            <text:p>120</text:p>
          </table:table-cell>
          <table:table-cell office:value-type="string" calcext:value-type="string">
            <text:p>valeur de 120 L</text:p>
          </table:table-cell>
          <table:table-cell table:number-columns-repeated="100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rdag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204]+([.M204]/20)+([.N204]/240)" office:value-type="float" office:value="8" calcext:value-type="float">
            <text:p>8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2000" calcext:value-type="float">
            <text:p>12 000,0000</text:p>
          </table:table-cell>
          <table:table-cell table:formula="of:=[.S204]-[.T204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205]+([.M205]/20)+([.N205]/240)" office:value-type="float" office:value="22" calcext:value-type="float">
            <text:p>22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5500" calcext:value-type="float">
            <text:p>5 500,0000</text:p>
          </table:table-cell>
          <table:table-cell table:formula="of:=[.S205]-[.T205]" office:value-type="float" office:value="-5500" calcext:value-type="float">
            <text:p>-550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041045" calcext:value-type="float">
            <text:p>1 041 0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0" table:formula="of:=[.L206]+([.M206]/20)+([.N206]/240)" office:value-type="float" office:value="0.1875" calcext:value-type="float">
            <text:p>0,1875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195195.9375" calcext:value-type="float">
            <text:p>195 195,9375</text:p>
          </table:table-cell>
          <table:table-cell table:formula="of:=[.S206]-[.T206]" office:value-type="float" office:value="-195195.9375" calcext:value-type="float">
            <text:p>-195195,94</text:p>
          </table:table-cell>
          <table:table-cell office:value-type="string" calcext:value-type="string">
            <text:p>À 18 L le % 3 S 9d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67460" calcext:value-type="float">
            <text:p>167 4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207]+([.M207]/20)+([.N207]/240)" office:value-type="float" office:value="0.15" calcext:value-type="float">
            <text:p>0,15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25119" calcext:value-type="float">
            <text:p>25 119,0000</text:p>
          </table:table-cell>
          <table:table-cell table:formula="of:=[.S207]-[.T207]" office:value-type="float" office:value="-25119" calcext:value-type="float">
            <text:p>-25119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208]+([.M208]/20)+([.N208]/240)" office:value-type="float" office:value="6" calcext:value-type="float">
            <text:p>6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920" calcext:value-type="float">
            <text:p>1 920,0000</text:p>
          </table:table-cell>
          <table:table-cell table:formula="of:=[.S208]-[.T208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38570" calcext:value-type="float">
            <text:p>438 57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0" table:formula="of:=[.L209]+([.M209]/20)+([.N209]/240)" office:value-type="float" office:value="0.35" calcext:value-type="float">
            <text:p>0,3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153499.5" calcext:value-type="float">
            <text:p>153 499,5000</text:p>
          </table:table-cell>
          <table:table-cell table:formula="of:=[.S209]-[.T209]" office:value-type="float" office:value="-153499.5" calcext:value-type="float">
            <text:p>-153499,5</text:p>
          </table:table-cell>
          <table:table-cell office:value-type="string" calcext:value-type="string">
            <text:p>À 3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nches de gaff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37" calcext:value-type="float">
            <text:p>63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210]+([.M210]/20)+([.N210]/240)" office:value-type="float" office:value="0.5" calcext:value-type="float">
            <text:p>0,5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318.5" calcext:value-type="float">
            <text:p>318,5000</text:p>
          </table:table-cell>
          <table:table-cell table:formula="of:=[.S210]-[.T210]" office:value-type="float" office:value="-318.5" calcext:value-type="float">
            <text:p>-318,5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01" calcext:value-type="float">
            <text:p>701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211]+([.M211]/20)+([.N211]/240)" office:value-type="float" office:value="80" calcext:value-type="float">
            <text:p>8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56080" calcext:value-type="float">
            <text:p>56 080,0000</text:p>
          </table:table-cell>
          <table:table-cell table:formula="of:=[.S211]-[.T211]" office:value-type="float" office:value="-56080" calcext:value-type="float">
            <text:p>-5608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212]+([.M212]/20)+([.N212]/240)" office:value-type="float" office:value="30" calcext:value-type="float">
            <text:p>3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070" calcext:value-type="float">
            <text:p>2 070,0000</text:p>
          </table:table-cell>
          <table:table-cell table:formula="of:=[.S212]-[.T212]" office:value-type="float" office:value="-2070" calcext:value-type="float">
            <text:p>-207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0" table:formula="of:=[.L213]+([.M213]/20)+([.N213]/240)" office:value-type="float" office:value="500" calcext:value-type="float">
            <text:p>50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22000" calcext:value-type="float">
            <text:p>22 000,0000</text:p>
          </table:table-cell>
          <table:table-cell table:formula="of:=[.S213]-[.T213]" office:value-type="float" office:value="-22000" calcext:value-type="float">
            <text:p>-2200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r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14]+([.M214]/20)+([.N214]/240)" office:value-type="float" office:value="0.75" calcext:value-type="float">
            <text:p>0,75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80" calcext:value-type="float">
            <text:p>180,0000</text:p>
          </table:table-cell>
          <table:table-cell table:formula="of:=[.S214]-[.T21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5501" calcext:value-type="float">
            <text:p>5 50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15]+([.M215]/20)+([.N215]/240)" office:value-type="float" office:value="1" calcext:value-type="float">
            <text:p>1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5501" calcext:value-type="float">
            <text:p>5 501,0000</text:p>
          </table:table-cell>
          <table:table-cell table:formula="of:=[.S215]-[.T215]" office:value-type="float" office:value="-5501" calcext:value-type="float">
            <text:p>-5501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utreaux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16]+([.M216]/20)+([.N216]/240)" office:value-type="float" office:value="3" calcext:value-type="float">
            <text:p>3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258" calcext:value-type="float">
            <text:p>258,0000</text:p>
          </table:table-cell>
          <table:table-cell table:formula="of:=[.S216]-[.T216]" office:value-type="float" office:value="-258" calcext:value-type="float">
            <text:p>-258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gues de moruë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0" table:formula="of:=[.L217]+([.M217]/20)+([.N217]/240)" office:value-type="float" office:value="36" calcext:value-type="float">
            <text:p>36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0800" calcext:value-type="float">
            <text:p>10 800,0000</text:p>
          </table:table-cell>
          <table:table-cell table:formula="of:=[.S217]-[.T217]" office:value-type="float" office:value="-10800" calcext:value-type="float">
            <text:p>-1080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8130" calcext:value-type="float">
            <text:p>28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0" table:formula="of:=[.L218]+([.M218]/20)+([.N218]/240)" office:value-type="float" office:value="0.2375" calcext:value-type="float">
            <text:p>0,2375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6680.875" calcext:value-type="float">
            <text:p>6 680,8750</text:p>
          </table:table-cell>
          <table:table-cell table:formula="of:=[.S218]-[.T218]" office:value-type="float" office:value="-6680.875" calcext:value-type="float">
            <text:p>-6680,88</text:p>
          </table:table-cell>
          <table:table-cell office:value-type="string" calcext:value-type="string">
            <text:p>À 24 L le % 4S 9d</text:p>
          </table:table-cell>
          <table:table-cell table:number-columns-repeated="1002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253" calcext:value-type="float">
            <text:p>4 253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219]+([.M219]/20)+([.N219]/240)" office:value-type="float" office:value="0.2" calcext:value-type="float">
            <text:p>0,2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850.6" calcext:value-type="float">
            <text:p>850,6000</text:p>
          </table:table-cell>
          <table:table-cell table:formula="of:=[.S219]-[.T219]" office:value-type="float" office:value="-850.6" calcext:value-type="float">
            <text:p>-850,6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475" calcext:value-type="float">
            <text:p>1 475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220]+([.M220]/20)+([.N220]/240)" office:value-type="float" office:value="12" calcext:value-type="float">
            <text:p>12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7700" calcext:value-type="float">
            <text:p>17 700,0000</text:p>
          </table:table-cell>
          <table:table-cell table:formula="of:=[.S220]-[.T220]" office:value-type="float" office:value="-17700" calcext:value-type="float">
            <text:p>-1770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rdag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221]+([.M221]/20)+([.N221]/240)" office:value-type="float" office:value="8" calcext:value-type="float">
            <text:p>8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640" calcext:value-type="float">
            <text:p>640,0000</text:p>
          </table:table-cell>
          <table:table-cell table:formula="of:=[.S221]-[.T221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rais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0.09" calcext:value-type="float">
            <text:p>0,09</text:p>
          </table:table-cell>
          <table:table-cell table:style-name="ce20" table:formula="of:=[.L222]+([.M222]/20)+([.N222]/240)" office:value-type="float" office:value="0.000375" calcext:value-type="float">
            <text:p>0,00038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1.125" calcext:value-type="float">
            <text:p>1,1250</text:p>
          </table:table-cell>
          <table:table-cell table:formula="of:=[.S222]-[.T222]" office:value-type="float" office:value="-1.125" calcext:value-type="float">
            <text:p>-1,13</text:p>
          </table:table-cell>
          <table:table-cell office:value-type="string" calcext:value-type="string">
            <text:p>À 4 L le % 9d</text:p>
          </table:table-cell>
          <table:table-cell table:number-columns-repeated="100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nons de fer de 18 liv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en nombre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0" table:formula="of:=[.L223]+([.M223]/20)+([.N223]/240)" office:value-type="float" office:value="600" calcext:value-type="float">
            <text:p>60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4800" calcext:value-type="float">
            <text:p>4 800,0000</text:p>
          </table:table-cell>
          <table:table-cell table:formula="of:=[.S223]-[.T223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nons de fer de 12 liv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0" table:formula="of:=[.L224]+([.M224]/20)+([.N224]/240)" office:value-type="float" office:value="500" calcext:value-type="float">
            <text:p>500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5000" calcext:value-type="float">
            <text:p>5 000,0000</text:p>
          </table:table-cell>
          <table:table-cell table:formula="of:=[.S224]-[.T224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nons de fer de 8 liv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en nombre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0" table:formula="of:=[.L225]+([.M225]/20)+([.N225]/240)" office:value-type="float" office:value="400" calcext:value-type="float">
            <text:p>40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11200" calcext:value-type="float">
            <text:p>11 200,0000</text:p>
          </table:table-cell>
          <table:table-cell table:formula="of:=[.S225]-[.T225]" office:value-type="float" office:value="-11200" calcext:value-type="float">
            <text:p>-11200</text:p>
          </table:table-cell>
          <table:table-cell office:value-type="string" calcext:value-type="string">
            <text:p>il est inscrit 60 L sur la même ligne sans que je puisse dire à quoi cela se rapporte</text:p>
          </table:table-cell>
          <table:table-cell table:number-columns-repeated="100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nons de fer de 6 liv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en nombre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0" table:formula="of:=[.L226]+([.M226]/20)+([.N226]/240)" office:value-type="float" office:value="350" calcext:value-type="float">
            <text:p>35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2800" calcext:value-type="float">
            <text:p>2 800,0000</text:p>
          </table:table-cell>
          <table:table-cell table:formula="of:=[.S226]-[.T226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16000" calcext:value-type="float">
            <text:p>21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227]+([.M227]/20)+([.N227]/240)" office:value-type="float" office:value="0.15" calcext:value-type="float">
            <text:p>0,15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32400" calcext:value-type="float">
            <text:p>32 400,0000</text:p>
          </table:table-cell>
          <table:table-cell table:formula="of:=[.S227]-[.T227]" office:value-type="float" office:value="-32400" calcext:value-type="float">
            <text:p>-3240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livres</text:p>
          </table:table-cell>
          <table:table-cell office:value-type="float" office:value="0.04" calcext:value-type="float">
            <text:p>0,040</text:p>
          </table:table-cell>
          <table:table-cell table:number-columns-repeated="2"/>
          <table:table-cell table:style-name="ce20" table:formula="of:=[.L228]+([.M228]/20)+([.N228]/240)" office:value-type="float" office:value="0.04" calcext:value-type="float">
            <text:p>0,04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80" calcext:value-type="float">
            <text:p>180,0000</text:p>
          </table:table-cell>
          <table:table-cell table:formula="of:=[.S228]-[.T228]" office:value-type="float" office:value="-180" calcext:value-type="float">
            <text:p>-180</text:p>
          </table:table-cell>
          <table:table-cell office:value-type="string" calcext:value-type="string">
            <text:p>À 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229]+([.M229]/20)+([.N229]/240)" office:value-type="float" office:value="22" calcext:value-type="float">
            <text:p>22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2134" calcext:value-type="float">
            <text:p>2 134,0000</text:p>
          </table:table-cell>
          <table:table-cell table:formula="of:=[.S229]-[.T229]" office:value-type="float" office:value="-2134" calcext:value-type="float">
            <text:p>-2134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1825" calcext:value-type="float">
            <text:p>31 82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30]+([.M230]/20)+([.N230]/240)" office:value-type="float" office:value="1" calcext:value-type="float">
            <text:p>1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31825" calcext:value-type="float">
            <text:p>31 825,0000</text:p>
          </table:table-cell>
          <table:table-cell table:formula="of:=[.S230]-[.T230]" office:value-type="float" office:value="-31825" calcext:value-type="float">
            <text:p>-31825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231]+([.M231]/20)+([.N231]/240)" office:value-type="float" office:value="0.15" calcext:value-type="float">
            <text:p>0,15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4500" calcext:value-type="float">
            <text:p>4 500,0000</text:p>
          </table:table-cell>
          <table:table-cell table:formula="of:=[.S231]-[.T231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746" calcext:value-type="float">
            <text:p>1 746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20" table:formula="of:=[.L232]+([.M232]/20)+([.N232]/240)" office:value-type="float" office:value="0.26" calcext:value-type="float">
            <text:p>0,26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453.96" calcext:value-type="float">
            <text:p>453,9600</text:p>
          </table:table-cell>
          <table:table-cell table:formula="of:=[.S232]-[.T232]" office:value-type="float" office:value="-453.96" calcext:value-type="float">
            <text:p>-453,96</text:p>
          </table:table-cell>
          <table:table-cell office:value-type="string" calcext:value-type="string">
            <text:p>À 26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48860" calcext:value-type="float">
            <text:p>648 8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0" table:formula="of:=[.L233]+([.M233]/20)+([.N233]/240)" office:value-type="float" office:value="0.45" calcext:value-type="float">
            <text:p>0,4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291987" calcext:value-type="float">
            <text:p>291 987,0000</text:p>
          </table:table-cell>
          <table:table-cell table:formula="of:=[.S233]-[.T233]" office:value-type="float" office:value="-291987" calcext:value-type="float">
            <text:p>-291987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48" calcext:value-type="float">
            <text:p>7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0" table:formula="of:=[.L234]+([.M234]/20)+([.N234]/240)" office:value-type="float" office:value="0.45" calcext:value-type="float">
            <text:p>0,45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336.6" calcext:value-type="float">
            <text:p>336,6000</text:p>
          </table:table-cell>
          <table:table-cell table:formula="of:=[.S234]-[.T234]" office:value-type="float" office:value="-336.6" calcext:value-type="float">
            <text:p>-336,6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3698" calcext:value-type="float">
            <text:p>83 698,00</text:p>
          </table:table-cell>
          <table:table-cell office:value-type="string" calcext:value-type="string">
            <text:p>livres</text:p>
          </table:table-cell>
          <table:table-cell office:value-type="float" office:value="0.69" calcext:value-type="float">
            <text:p>0,690</text:p>
          </table:table-cell>
          <table:table-cell table:number-columns-repeated="2"/>
          <table:table-cell table:style-name="ce20" table:formula="of:=[.L235]+([.M235]/20)+([.N235]/240)" office:value-type="float" office:value="0.69" calcext:value-type="float">
            <text:p>0,69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57751.62" calcext:value-type="float">
            <text:p>57 751,6200</text:p>
          </table:table-cell>
          <table:table-cell table:formula="of:=[.S235]-[.T235]" office:value-type="float" office:value="-57751.62" calcext:value-type="float">
            <text:p>-57751,62</text:p>
          </table:table-cell>
          <table:table-cell office:value-type="string" calcext:value-type="string">
            <text:p>À 69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928" calcext:value-type="float">
            <text:p>92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236]+([.M236]/20)+([.N236]/240)" office:value-type="float" office:value="3.75" calcext:value-type="float">
            <text:p>3,75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3480" calcext:value-type="float">
            <text:p>3 480,0000</text:p>
          </table:table-cell>
          <table:table-cell table:formula="of:=[.S236]-[.T236]" office:value-type="float" office:value="-3480" calcext:value-type="float">
            <text:p>-348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dents de morph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16" calcext:value-type="float">
            <text:p>8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table:formula="of:=[.L237]+([.M237]/20)+([.N237]/240)" office:value-type="float" office:value="2.5" calcext:value-type="float">
            <text:p>2,5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040" calcext:value-type="float">
            <text:p>2 040,0000</text:p>
          </table:table-cell>
          <table:table-cell table:formula="of:=[.S237]-[.T237]" office:value-type="float" office:value="-2040" calcext:value-type="float">
            <text:p>-204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cailles de tort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52" calcext:value-type="float">
            <text:p>55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38]+([.M238]/20)+([.N238]/240)" office:value-type="float" office:value="4" calcext:value-type="float">
            <text:p>4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2208" calcext:value-type="float">
            <text:p>2 208,0000</text:p>
          </table:table-cell>
          <table:table-cell table:formula="of:=[.S238]-[.T238]" office:value-type="float" office:value="-2208" calcext:value-type="float">
            <text:p>-2208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239]+([.M239]/20)+([.N239]/240)" office:value-type="float" office:value="200" calcext:value-type="float">
            <text:p>20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33000" calcext:value-type="float">
            <text:p>33 000,0000</text:p>
          </table:table-cell>
          <table:table-cell table:formula="of:=[.S239]-[.T239]" office:value-type="float" office:value="-33000" calcext:value-type="float">
            <text:p>-330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9928" calcext:value-type="float">
            <text:p>9 92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240]+([.M240]/20)+([.N240]/240)" office:value-type="float" office:value="3.75" calcext:value-type="float">
            <text:p>3,7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37230" calcext:value-type="float">
            <text:p>37 230,0000</text:p>
          </table:table-cell>
          <table:table-cell table:formula="of:=[.S240]-[.T240]" office:value-type="float" office:value="-37230" calcext:value-type="float">
            <text:p>-3723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85200" calcext:value-type="float">
            <text:p>18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241]+([.M241]/20)+([.N241]/240)" office:value-type="float" office:value="0.25" calcext:value-type="float">
            <text:p>0,25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6300" calcext:value-type="float">
            <text:p>46 300,0000</text:p>
          </table:table-cell>
          <table:table-cell table:formula="of:=[.S241]-[.T241]" office:value-type="float" office:value="-46300" calcext:value-type="float">
            <text:p>-4630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iro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242]+([.M242]/20)+([.N242]/240)" office:value-type="float" office:value="1" calcext:value-type="float">
            <text:p>1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26" calcext:value-type="float">
            <text:p>126,0000</text:p>
          </table:table-cell>
          <table:table-cell table:formula="of:=[.S242]-[.T242]" office:value-type="float" office:value="-126" calcext:value-type="float">
            <text:p>-126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705" calcext:value-type="float">
            <text:p>20 705,00</text:p>
          </table:table-cell>
          <table:table-cell office:value-type="string" calcext:value-type="string">
            <text:p>livres</text:p>
          </table:table-cell>
          <table:table-cell office:value-type="float" office:value="38" calcext:value-type="float">
            <text:p>38,000</text:p>
          </table:table-cell>
          <table:table-cell table:number-columns-repeated="2"/>
          <table:table-cell table:style-name="ce20" table:formula="of:=[.L243]+([.M243]/20)+([.N243]/240)" office:value-type="float" office:value="38" calcext:value-type="float">
            <text:p>38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786790" calcext:value-type="float">
            <text:p>786 790,0000</text:p>
          </table:table-cell>
          <table:table-cell table:formula="of:=[.S243]-[.T243]" office:value-type="float" office:value="-786790" calcext:value-type="float">
            <text:p>-78679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81893" calcext:value-type="float">
            <text:p>581 893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0" table:formula="of:=[.L244]+([.M244]/20)+([.N244]/240)" office:value-type="float" office:value="0.14" calcext:value-type="float">
            <text:p>0,14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81465.02" calcext:value-type="float">
            <text:p>81 465,0200</text:p>
          </table:table-cell>
          <table:table-cell table:formula="of:=[.S244]-[.T244]" office:value-type="float" office:value="-81465.02" calcext:value-type="float">
            <text:p>-81465,02</text:p>
          </table:table-cell>
          <table:table-cell office:value-type="string" calcext:value-type="string">
            <text:p>À 1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08673" calcext:value-type="float">
            <text:p>108 673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245]+([.M245]/20)+([.N245]/240)" office:value-type="float" office:value="0.18" calcext:value-type="float">
            <text:p>0,18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9561.14" calcext:value-type="float">
            <text:p>19 561,1400</text:p>
          </table:table-cell>
          <table:table-cell table:formula="of:=[.S245]-[.T245]" office:value-type="float" office:value="-19561.14" calcext:value-type="float">
            <text:p>-19561,14</text:p>
          </table:table-cell>
          <table:table-cell office:value-type="string" calcext:value-type="string">
            <text:p>À 1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39845" calcext:value-type="float">
            <text:p>739 845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20" table:formula="of:=[.L246]+([.M246]/20)+([.N246]/240)" office:value-type="float" office:value="0.23" calcext:value-type="float">
            <text:p>0,23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170164.35" calcext:value-type="float">
            <text:p>170 164,3500</text:p>
          </table:table-cell>
          <table:table-cell table:formula="of:=[.S246]-[.T246]" office:value-type="float" office:value="-170164.35" calcext:value-type="float">
            <text:p>-170164,35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41330" calcext:value-type="float">
            <text:p>241 330,00</text:p>
          </table:table-cell>
          <table:table-cell office:value-type="string" calcext:value-type="string">
            <text:p>livres</text:p>
          </table:table-cell>
          <table:table-cell office:value-type="float" office:value="0.17" calcext:value-type="float">
            <text:p>0,170</text:p>
          </table:table-cell>
          <table:table-cell table:number-columns-repeated="2"/>
          <table:table-cell table:style-name="ce20" table:formula="of:=[.L247]+([.M247]/20)+([.N247]/240)" office:value-type="float" office:value="0.17" calcext:value-type="float">
            <text:p>0,17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41026.1" calcext:value-type="float">
            <text:p>41 026,1000</text:p>
          </table:table-cell>
          <table:table-cell table:formula="of:=[.S247]-[.T247]" office:value-type="float" office:value="-41026.1" calcext:value-type="float">
            <text:p>-41026,1</text:p>
          </table:table-cell>
          <table:table-cell office:value-type="string" calcext:value-type="string">
            <text:p>à 17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9261" calcext:value-type="float">
            <text:p>49 2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248]+([.M248]/20)+([.N248]/240)" office:value-type="float" office:value="0.2" calcext:value-type="float">
            <text:p>0,2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9852.2" calcext:value-type="float">
            <text:p>9 852,2000</text:p>
          </table:table-cell>
          <table:table-cell table:formula="of:=[.S248]-[.T248]" office:value-type="float" office:value="-9852.2" calcext:value-type="float">
            <text:p>-9852,2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 en p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4596" calcext:value-type="float">
            <text:p>14 5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249]+([.M249]/20)+([.N249]/240)" office:value-type="float" office:value="0.6" calcext:value-type="float">
            <text:p>0,6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8757.6" calcext:value-type="float">
            <text:p>8 757,6000</text:p>
          </table:table-cell>
          <table:table-cell table:formula="of:=[.S249]-[.T249]" office:value-type="float" office:value="-8757.6" calcext:value-type="float">
            <text:p>-8757,6</text:p>
          </table:table-cell>
          <table:table-cell table:number-columns-repeated="1003"/>
        </table:table-row>
        <table:table-row table:style-name="ro2" table:number-rows-repeated="5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0"/>
          <table:table-cell table:number-columns-repeated="1009"/>
        </table:table-row>
        <table:table-row table:style-name="ro2" table:number-rows-repeated="7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4:42:52.0502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2M37S</meta:editing-duration>
    <meta:editing-cycles>93</meta:editing-cycles>
    <meta:generator>LibreOffice/5.1.6.2$MacOSX_X86_64 LibreOffice_project/07ac168c60a517dba0f0d7bc7540f5afa45f0909</meta:generator>
    <dc:date>2017-06-14T15:37:36.220931000</dc:date>
    <meta:document-statistic meta:table-count="3" meta:cell-count="4540" meta:object-count="0"/>
    <meta:user-defined meta:name="Info 1"/>
    <meta:user-defined meta:name="Info 2"/>
    <meta:user-defined meta:name="Info 3"/>
    <meta:user-defined meta:name="Info 4"/>
  </office:meta>
</office:document-meta>
</file>